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4e03" officeooo:paragraph-rsid="001e4e03"/>
    </style:style>
    <style:style style:name="P2" style:family="paragraph" style:parent-style-name="Standard">
      <style:paragraph-properties fo:text-align="justify" style:justify-single-word="false"/>
      <style:text-properties officeooo:rsid="001e4e03" officeooo:paragraph-rsid="001e4e03"/>
    </style:style>
    <style:style style:name="P3" style:family="paragraph" style:parent-style-name="Standard">
      <style:paragraph-properties fo:text-align="justify" style:justify-single-word="false"/>
      <style:text-properties officeooo:rsid="002142f4" officeooo:paragraph-rsid="002142f4"/>
    </style:style>
    <style:style style:name="P4" style:family="paragraph" style:parent-style-name="Standard">
      <style:paragraph-properties fo:text-align="justify" style:justify-single-word="false"/>
      <style:text-properties officeooo:rsid="0022a453" officeooo:paragraph-rsid="0022a453"/>
    </style:style>
    <style:style style:name="P5" style:family="paragraph" style:parent-style-name="Standard">
      <style:paragraph-properties fo:text-align="justify" style:justify-single-word="false"/>
      <style:text-properties officeooo:rsid="00248536" officeooo:paragraph-rsid="00248536"/>
    </style:style>
    <style:style style:name="P6" style:family="paragraph" style:parent-style-name="Standard">
      <style:paragraph-properties fo:text-align="justify" style:justify-single-word="false"/>
      <style:text-properties officeooo:rsid="002644fb" officeooo:paragraph-rsid="002644fb"/>
    </style:style>
    <style:style style:name="P7" style:family="paragraph" style:parent-style-name="Standard">
      <style:paragraph-properties fo:text-align="justify" style:justify-single-word="false"/>
      <style:text-properties officeooo:rsid="002743b0" officeooo:paragraph-rsid="002743b0"/>
    </style:style>
    <style:style style:name="P8" style:family="paragraph" style:parent-style-name="Standard">
      <style:paragraph-properties fo:text-align="justify" style:justify-single-word="false"/>
      <style:text-properties officeooo:rsid="0028dc12" officeooo:paragraph-rsid="0028dc12"/>
    </style:style>
    <style:style style:name="P9" style:family="paragraph" style:parent-style-name="Standard">
      <style:paragraph-properties fo:text-align="justify" style:justify-single-word="false"/>
      <style:text-properties officeooo:rsid="0029900d" officeooo:paragraph-rsid="0029900d"/>
    </style:style>
    <style:style style:name="P10" style:family="paragraph" style:parent-style-name="Standard">
      <style:paragraph-properties fo:text-align="justify" style:justify-single-word="false"/>
      <style:text-properties officeooo:rsid="002b666a" officeooo:paragraph-rsid="002b666a"/>
    </style:style>
    <style:style style:name="P11" style:family="paragraph" style:parent-style-name="Standard">
      <style:paragraph-properties fo:text-align="justify" style:justify-single-word="false"/>
      <style:text-properties officeooo:rsid="002cfe1e" officeooo:paragraph-rsid="002cfe1e"/>
    </style:style>
    <style:style style:name="P12" style:family="paragraph" style:parent-style-name="Standard">
      <style:paragraph-properties fo:text-align="justify" style:justify-single-word="false"/>
      <style:text-properties officeooo:rsid="002f8bec" officeooo:paragraph-rsid="002f8bec"/>
    </style:style>
    <style:style style:name="P13" style:family="paragraph" style:parent-style-name="Standard">
      <style:paragraph-properties fo:text-align="justify" style:justify-single-word="false"/>
      <style:text-properties officeooo:rsid="0030067a" officeooo:paragraph-rsid="0030067a"/>
    </style:style>
    <style:style style:name="P14" style:family="paragraph" style:parent-style-name="Standard">
      <style:paragraph-properties fo:text-align="justify" style:justify-single-word="false"/>
      <style:text-properties officeooo:rsid="0031d99a" officeooo:paragraph-rsid="0031d99a"/>
    </style:style>
    <style:style style:name="P15" style:family="paragraph" style:parent-style-name="Standard">
      <style:paragraph-properties fo:text-align="justify" style:justify-single-word="false"/>
      <style:text-properties officeooo:rsid="0031d99a" officeooo:paragraph-rsid="003284a0"/>
    </style:style>
    <style:style style:name="P16" style:family="paragraph" style:parent-style-name="Standard">
      <style:paragraph-properties fo:text-align="justify" style:justify-single-word="false"/>
      <style:text-properties officeooo:rsid="003284a0" officeooo:paragraph-rsid="003284a0"/>
    </style:style>
    <style:style style:name="P17" style:family="paragraph" style:parent-style-name="Standard">
      <style:paragraph-properties fo:text-align="justify" style:justify-single-word="false"/>
      <style:text-properties officeooo:rsid="003284a0" officeooo:paragraph-rsid="00341ad8"/>
    </style:style>
    <style:style style:name="P18" style:family="paragraph" style:parent-style-name="Standard">
      <style:paragraph-properties fo:text-align="justify" style:justify-single-word="false"/>
      <style:text-properties officeooo:rsid="00341ad8" officeooo:paragraph-rsid="00341ad8"/>
    </style:style>
    <style:style style:name="P19" style:family="paragraph" style:parent-style-name="Standard">
      <style:paragraph-properties fo:text-align="justify" style:justify-single-word="false"/>
      <style:text-properties officeooo:rsid="0034ce85" officeooo:paragraph-rsid="0034ce85"/>
    </style:style>
    <style:style style:name="P20" style:family="paragraph" style:parent-style-name="Standard">
      <style:paragraph-properties fo:text-align="justify" style:justify-single-word="false"/>
      <style:text-properties officeooo:rsid="0035f268" officeooo:paragraph-rsid="0035f268"/>
    </style:style>
    <style:style style:name="P21" style:family="paragraph" style:parent-style-name="Standard">
      <style:paragraph-properties fo:text-align="justify" style:justify-single-word="false"/>
      <style:text-properties officeooo:rsid="0036adf5" officeooo:paragraph-rsid="0036adf5"/>
    </style:style>
    <style:style style:name="P22" style:family="paragraph" style:parent-style-name="Standard">
      <style:paragraph-properties fo:text-align="justify" style:justify-single-word="false"/>
      <style:text-properties officeooo:rsid="003b646f" officeooo:paragraph-rsid="003b646f"/>
    </style:style>
    <style:style style:name="P23" style:family="paragraph" style:parent-style-name="Standard">
      <style:paragraph-properties fo:text-align="justify" style:justify-single-word="false"/>
      <style:text-properties officeooo:rsid="003b646f" officeooo:paragraph-rsid="004803d4"/>
    </style:style>
    <style:style style:name="P24" style:family="paragraph" style:parent-style-name="Standard">
      <style:paragraph-properties fo:text-align="justify" style:justify-single-word="false"/>
      <style:text-properties officeooo:rsid="003e97ee" officeooo:paragraph-rsid="003e97ee"/>
    </style:style>
    <style:style style:name="P25" style:family="paragraph" style:parent-style-name="Standard">
      <style:paragraph-properties fo:text-align="justify" style:justify-single-word="false"/>
      <style:text-properties officeooo:rsid="003f1889" officeooo:paragraph-rsid="003f1889"/>
    </style:style>
    <style:style style:name="P26" style:family="paragraph" style:parent-style-name="Standard">
      <style:paragraph-properties fo:text-align="justify" style:justify-single-word="false"/>
      <style:text-properties officeooo:rsid="003f54aa" officeooo:paragraph-rsid="003f54aa"/>
    </style:style>
    <style:style style:name="P27" style:family="paragraph" style:parent-style-name="Standard">
      <style:paragraph-properties fo:text-align="justify" style:justify-single-word="false"/>
      <style:text-properties officeooo:rsid="00423383" officeooo:paragraph-rsid="00423383"/>
    </style:style>
    <style:style style:name="P28" style:family="paragraph" style:parent-style-name="Standard">
      <style:paragraph-properties fo:text-align="justify" style:justify-single-word="false"/>
      <style:text-properties officeooo:rsid="0042e16b" officeooo:paragraph-rsid="0042e16b"/>
    </style:style>
    <style:style style:name="P29" style:family="paragraph" style:parent-style-name="Standard">
      <style:paragraph-properties fo:text-align="justify" style:justify-single-word="false"/>
      <style:text-properties officeooo:rsid="0045205f" officeooo:paragraph-rsid="0045205f"/>
    </style:style>
    <style:style style:name="P30" style:family="paragraph" style:parent-style-name="Standard">
      <style:paragraph-properties fo:text-align="justify" style:justify-single-word="false"/>
      <style:text-properties officeooo:rsid="004803d4" officeooo:paragraph-rsid="004803d4"/>
    </style:style>
    <style:style style:name="P31" style:family="paragraph" style:parent-style-name="Standard">
      <style:paragraph-properties fo:text-align="justify" style:justify-single-word="false"/>
      <style:text-properties officeooo:rsid="0048f766" officeooo:paragraph-rsid="0048f766"/>
    </style:style>
    <style:style style:name="P32" style:family="paragraph" style:parent-style-name="Standard">
      <style:paragraph-properties fo:text-align="justify" style:justify-single-word="false"/>
      <style:text-properties officeooo:rsid="004baefe" officeooo:paragraph-rsid="004baefe"/>
    </style:style>
    <style:style style:name="P33" style:family="paragraph" style:parent-style-name="Standard">
      <style:paragraph-properties fo:text-align="justify" style:justify-single-word="false"/>
      <style:text-properties officeooo:rsid="004d4c52" officeooo:paragraph-rsid="004d4c52"/>
    </style:style>
    <style:style style:name="P34" style:family="paragraph" style:parent-style-name="Standard">
      <style:paragraph-properties fo:text-align="justify" style:justify-single-word="false"/>
      <style:text-properties officeooo:rsid="004e6b2d" officeooo:paragraph-rsid="004e6b2d"/>
    </style:style>
    <style:style style:name="P35" style:family="paragraph" style:parent-style-name="Standard">
      <style:paragraph-properties fo:text-align="justify" style:justify-single-word="false"/>
      <style:text-properties officeooo:rsid="004fab1a" officeooo:paragraph-rsid="004fab1a"/>
    </style:style>
    <style:style style:name="P36" style:family="paragraph" style:parent-style-name="Standard">
      <style:paragraph-properties fo:text-align="justify" style:justify-single-word="false"/>
      <style:text-properties officeooo:rsid="00508072" officeooo:paragraph-rsid="00508072"/>
    </style:style>
    <style:style style:name="P37" style:family="paragraph" style:parent-style-name="Standard">
      <style:paragraph-properties fo:text-align="justify" style:justify-single-word="false"/>
      <style:text-properties officeooo:rsid="00522ba4" officeooo:paragraph-rsid="00522ba4"/>
    </style:style>
    <style:style style:name="P38" style:family="paragraph" style:parent-style-name="Standard">
      <style:paragraph-properties fo:text-align="justify" style:justify-single-word="false"/>
      <style:text-properties officeooo:rsid="005666e0" officeooo:paragraph-rsid="005666e0"/>
    </style:style>
    <style:style style:name="P39" style:family="paragraph" style:parent-style-name="Standard">
      <style:paragraph-properties fo:text-align="justify" style:justify-single-word="false"/>
      <style:text-properties officeooo:rsid="00578dc8" officeooo:paragraph-rsid="00578dc8"/>
    </style:style>
    <style:style style:name="P40" style:family="paragraph" style:parent-style-name="Standard">
      <style:paragraph-properties fo:text-align="justify" style:justify-single-word="false"/>
      <style:text-properties officeooo:rsid="005a940c" officeooo:paragraph-rsid="005a940c"/>
    </style:style>
    <style:style style:name="P41" style:family="paragraph" style:parent-style-name="Standard">
      <style:paragraph-properties fo:text-align="justify" style:justify-single-word="false"/>
      <style:text-properties officeooo:rsid="005be3ad" officeooo:paragraph-rsid="005be3ad"/>
    </style:style>
    <style:style style:name="P42" style:family="paragraph" style:parent-style-name="Standard">
      <style:paragraph-properties fo:text-align="justify" style:justify-single-word="false"/>
      <style:text-properties officeooo:rsid="005dadda" officeooo:paragraph-rsid="005dadda"/>
    </style:style>
    <style:style style:name="P43" style:family="paragraph" style:parent-style-name="Standard">
      <style:paragraph-properties fo:text-align="justify" style:justify-single-word="false"/>
      <style:text-properties officeooo:rsid="005f66c9" officeooo:paragraph-rsid="005f66c9"/>
    </style:style>
    <style:style style:name="P44" style:family="paragraph" style:parent-style-name="Standard">
      <style:paragraph-properties fo:text-align="justify" style:justify-single-word="false"/>
      <style:text-properties officeooo:rsid="0060f65a" officeooo:paragraph-rsid="0060f65a"/>
    </style:style>
    <style:style style:name="P45" style:family="paragraph" style:parent-style-name="Standard">
      <style:paragraph-properties fo:text-align="justify" style:justify-single-word="false"/>
      <style:text-properties officeooo:rsid="0062eec6" officeooo:paragraph-rsid="0062eec6"/>
    </style:style>
    <style:style style:name="P46" style:family="paragraph" style:parent-style-name="Standard">
      <style:paragraph-properties fo:text-align="justify" style:justify-single-word="false"/>
      <style:text-properties officeooo:rsid="00637cd0" officeooo:paragraph-rsid="00637cd0"/>
    </style:style>
    <style:style style:name="P47" style:family="paragraph" style:parent-style-name="Standard">
      <style:paragraph-properties fo:text-align="justify" style:justify-single-word="false"/>
      <style:text-properties officeooo:rsid="00652bee" officeooo:paragraph-rsid="00652bee"/>
    </style:style>
    <style:style style:name="P48" style:family="paragraph" style:parent-style-name="Standard">
      <style:paragraph-properties fo:text-align="justify" style:justify-single-word="false"/>
      <style:text-properties officeooo:rsid="0066738f" officeooo:paragraph-rsid="0066738f"/>
    </style:style>
    <style:style style:name="P49" style:family="paragraph" style:parent-style-name="Standard">
      <style:paragraph-properties fo:text-align="justify" style:justify-single-word="false"/>
      <style:text-properties officeooo:rsid="0067da78" officeooo:paragraph-rsid="0067da78"/>
    </style:style>
    <style:style style:name="P50" style:family="paragraph" style:parent-style-name="Standard">
      <style:paragraph-properties fo:text-align="justify" style:justify-single-word="false"/>
      <style:text-properties officeooo:rsid="0069d338" officeooo:paragraph-rsid="0069d338"/>
    </style:style>
    <style:style style:name="P51" style:family="paragraph" style:parent-style-name="Standard">
      <style:paragraph-properties fo:text-align="justify" style:justify-single-word="false"/>
      <style:text-properties officeooo:rsid="006b78cf" officeooo:paragraph-rsid="006b78cf"/>
    </style:style>
    <style:style style:name="P52" style:family="paragraph" style:parent-style-name="Standard">
      <style:paragraph-properties fo:text-align="justify" style:justify-single-word="false"/>
      <style:text-properties officeooo:rsid="006c8a4a" officeooo:paragraph-rsid="006c8a4a"/>
    </style:style>
    <style:style style:name="P53" style:family="paragraph" style:parent-style-name="Standard">
      <style:paragraph-properties fo:text-align="justify" style:justify-single-word="false"/>
      <style:text-properties officeooo:rsid="006f83a4" officeooo:paragraph-rsid="006f83a4"/>
    </style:style>
    <style:style style:name="P54" style:family="paragraph" style:parent-style-name="Standard">
      <style:paragraph-properties fo:text-align="justify" style:justify-single-word="false"/>
      <style:text-properties officeooo:rsid="007020c9" officeooo:paragraph-rsid="007020c9"/>
    </style:style>
    <style:style style:name="P55" style:family="paragraph" style:parent-style-name="Standard">
      <style:paragraph-properties fo:text-align="justify" style:justify-single-word="false"/>
      <style:text-properties officeooo:rsid="00717956" officeooo:paragraph-rsid="00717956"/>
    </style:style>
    <style:style style:name="P56" style:family="paragraph" style:parent-style-name="Standard">
      <style:paragraph-properties fo:text-align="justify" style:justify-single-word="false"/>
      <style:text-properties officeooo:rsid="007304ce" officeooo:paragraph-rsid="007304ce"/>
    </style:style>
    <style:style style:name="P57" style:family="paragraph" style:parent-style-name="Standard">
      <style:paragraph-properties fo:text-align="justify" style:justify-single-word="false"/>
      <style:text-properties officeooo:rsid="0075e353" officeooo:paragraph-rsid="0075e353"/>
    </style:style>
    <style:style style:name="P58" style:family="paragraph" style:parent-style-name="Standard">
      <style:paragraph-properties fo:text-align="justify" style:justify-single-word="false"/>
      <style:text-properties officeooo:paragraph-rsid="007a4a6b"/>
    </style:style>
    <style:style style:name="P59" style:family="paragraph" style:parent-style-name="Standard">
      <style:paragraph-properties fo:text-align="justify" style:justify-single-word="false"/>
      <style:text-properties officeooo:rsid="0075fb3b" officeooo:paragraph-rsid="0075fb3b"/>
    </style:style>
    <style:style style:name="P60" style:family="paragraph" style:parent-style-name="Standard">
      <style:paragraph-properties fo:text-align="justify" style:justify-single-word="false"/>
      <style:text-properties officeooo:rsid="0076728a" officeooo:paragraph-rsid="0076728a"/>
    </style:style>
    <style:style style:name="P61" style:family="paragraph" style:parent-style-name="Standard">
      <style:paragraph-properties fo:text-align="justify" style:justify-single-word="false"/>
      <style:text-properties officeooo:rsid="00786ded" officeooo:paragraph-rsid="00786ded"/>
    </style:style>
    <style:style style:name="P62" style:family="paragraph" style:parent-style-name="Standard">
      <style:paragraph-properties fo:text-align="justify" style:justify-single-word="false"/>
      <style:text-properties officeooo:rsid="00789016" officeooo:paragraph-rsid="00789016"/>
    </style:style>
    <style:style style:name="P63" style:family="paragraph" style:parent-style-name="Standard">
      <style:paragraph-properties fo:text-align="justify" style:justify-single-word="false"/>
      <style:text-properties officeooo:rsid="00797ecd" officeooo:paragraph-rsid="00797ecd"/>
    </style:style>
    <style:style style:name="P64" style:family="paragraph" style:parent-style-name="Standard">
      <style:paragraph-properties fo:text-align="justify" style:justify-single-word="false"/>
      <style:text-properties officeooo:rsid="007a4a6b" officeooo:paragraph-rsid="007a4a6b"/>
    </style:style>
    <style:style style:name="P65" style:family="paragraph" style:parent-style-name="Standard">
      <style:paragraph-properties fo:text-align="justify" style:justify-single-word="false"/>
      <style:text-properties officeooo:rsid="007b9e10" officeooo:paragraph-rsid="007b9e10"/>
    </style:style>
    <style:style style:name="P66" style:family="paragraph" style:parent-style-name="Standard">
      <style:paragraph-properties fo:text-align="justify" style:justify-single-word="false"/>
      <style:text-properties officeooo:rsid="007c70db" officeooo:paragraph-rsid="007c70db"/>
    </style:style>
    <style:style style:name="P67" style:family="paragraph" style:parent-style-name="Standard">
      <style:paragraph-properties fo:text-align="justify" style:justify-single-word="false"/>
      <style:text-properties fo:font-weight="bold" officeooo:rsid="002142f4" officeooo:paragraph-rsid="002142f4" style:font-weight-asian="bold" style:font-weight-complex="bold"/>
    </style:style>
    <style:style style:name="P68" style:family="paragraph" style:parent-style-name="Standard">
      <style:paragraph-properties fo:text-align="justify" style:justify-single-word="false"/>
      <style:text-properties fo:font-weight="bold" officeooo:rsid="002743b0" officeooo:paragraph-rsid="002743b0" style:font-weight-asian="bold" style:font-weight-complex="bold"/>
    </style:style>
    <style:style style:name="P69" style:family="paragraph" style:parent-style-name="Standard">
      <style:paragraph-properties fo:text-align="justify" style:justify-single-word="false"/>
      <style:text-properties fo:font-weight="bold" officeooo:rsid="0022a453" officeooo:paragraph-rsid="0022a453" style:font-weight-asian="bold" style:font-weight-complex="bold"/>
    </style:style>
    <style:style style:name="P70" style:family="paragraph" style:parent-style-name="Standard">
      <style:paragraph-properties fo:text-align="justify" style:justify-single-word="false"/>
      <style:text-properties fo:font-weight="bold" officeooo:rsid="0028dc12" officeooo:paragraph-rsid="0028dc12" style:font-weight-asian="bold" style:font-weight-complex="bold"/>
    </style:style>
    <style:style style:name="P71" style:family="paragraph" style:parent-style-name="Standard">
      <style:paragraph-properties fo:text-align="justify" style:justify-single-word="false"/>
      <style:text-properties fo:font-weight="bold" officeooo:rsid="002b666a" officeooo:paragraph-rsid="002b666a" style:font-weight-asian="bold" style:font-weight-complex="bold"/>
    </style:style>
    <style:style style:name="P72" style:family="paragraph" style:parent-style-name="Standard">
      <style:paragraph-properties fo:text-align="justify" style:justify-single-word="false"/>
      <style:text-properties fo:font-weight="bold" officeooo:rsid="002f8bec" officeooo:paragraph-rsid="002f8bec" style:font-weight-asian="bold" style:font-weight-complex="bold"/>
    </style:style>
    <style:style style:name="P73" style:family="paragraph" style:parent-style-name="Standard">
      <style:paragraph-properties fo:text-align="justify" style:justify-single-word="false"/>
      <style:text-properties fo:font-weight="bold" officeooo:rsid="0031d99a" officeooo:paragraph-rsid="0031d99a" style:font-weight-asian="bold" style:font-weight-complex="bold"/>
    </style:style>
    <style:style style:name="P74" style:family="paragraph" style:parent-style-name="Standard">
      <style:paragraph-properties fo:text-align="justify" style:justify-single-word="false"/>
      <style:text-properties fo:font-weight="bold" officeooo:rsid="0035f268" officeooo:paragraph-rsid="0035f268" style:font-weight-asian="bold" style:font-weight-complex="bold"/>
    </style:style>
    <style:style style:name="P75" style:family="paragraph" style:parent-style-name="Standard">
      <style:paragraph-properties fo:text-align="justify" style:justify-single-word="false"/>
      <style:text-properties fo:font-weight="bold" officeooo:rsid="0036adf5" officeooo:paragraph-rsid="0036adf5" style:font-weight-asian="bold" style:font-weight-complex="bold"/>
    </style:style>
    <style:style style:name="P76" style:family="paragraph" style:parent-style-name="Standard">
      <style:paragraph-properties fo:text-align="justify" style:justify-single-word="false"/>
      <style:text-properties fo:font-weight="bold" officeooo:rsid="003eae6d" officeooo:paragraph-rsid="003eae6d" style:font-weight-asian="bold" style:font-weight-complex="bold"/>
    </style:style>
    <style:style style:name="P77" style:family="paragraph" style:parent-style-name="Standard">
      <style:paragraph-properties fo:text-align="justify" style:justify-single-word="false"/>
      <style:text-properties fo:font-weight="bold" officeooo:rsid="003f1889" officeooo:paragraph-rsid="003f1889" style:font-weight-asian="bold" style:font-weight-complex="bold"/>
    </style:style>
    <style:style style:name="P78" style:family="paragraph" style:parent-style-name="Standard">
      <style:paragraph-properties fo:text-align="justify" style:justify-single-word="false"/>
      <style:text-properties fo:font-weight="bold" officeooo:rsid="00423383" officeooo:paragraph-rsid="00423383" style:font-weight-asian="bold" style:font-weight-complex="bold"/>
    </style:style>
    <style:style style:name="P79" style:family="paragraph" style:parent-style-name="Standard">
      <style:paragraph-properties fo:text-align="justify" style:justify-single-word="false"/>
      <style:text-properties fo:font-weight="bold" officeooo:rsid="0042e16b" officeooo:paragraph-rsid="0042e16b" style:font-weight-asian="bold" style:font-weight-complex="bold"/>
    </style:style>
    <style:style style:name="P80" style:family="paragraph" style:parent-style-name="Standard">
      <style:paragraph-properties fo:text-align="justify" style:justify-single-word="false"/>
      <style:text-properties fo:font-weight="bold" officeooo:rsid="0045205f" officeooo:paragraph-rsid="0045205f" style:font-weight-asian="bold" style:font-weight-complex="bold"/>
    </style:style>
    <style:style style:name="P81" style:family="paragraph" style:parent-style-name="Standard">
      <style:paragraph-properties fo:text-align="justify" style:justify-single-word="false"/>
      <style:text-properties fo:font-weight="bold" officeooo:rsid="004803d4" officeooo:paragraph-rsid="004803d4" style:font-weight-asian="bold" style:font-weight-complex="bold"/>
    </style:style>
    <style:style style:name="P82" style:family="paragraph" style:parent-style-name="Standard">
      <style:paragraph-properties fo:text-align="justify" style:justify-single-word="false"/>
      <style:text-properties fo:font-weight="bold" officeooo:rsid="0048f766" officeooo:paragraph-rsid="0048f766" style:font-weight-asian="bold" style:font-weight-complex="bold"/>
    </style:style>
    <style:style style:name="P83" style:family="paragraph" style:parent-style-name="Standard">
      <style:paragraph-properties fo:text-align="justify" style:justify-single-word="false"/>
      <style:text-properties fo:font-weight="bold" officeooo:rsid="004baefe" officeooo:paragraph-rsid="004baefe" style:font-weight-asian="bold" style:font-weight-complex="bold"/>
    </style:style>
    <style:style style:name="P84" style:family="paragraph" style:parent-style-name="Standard">
      <style:paragraph-properties fo:text-align="justify" style:justify-single-word="false"/>
      <style:text-properties fo:font-weight="bold" officeooo:rsid="00522ba4" officeooo:paragraph-rsid="00522ba4" style:font-weight-asian="bold" style:font-weight-complex="bold"/>
    </style:style>
    <style:style style:name="P85" style:family="paragraph" style:parent-style-name="Standard">
      <style:paragraph-properties fo:text-align="justify" style:justify-single-word="false"/>
      <style:text-properties fo:font-weight="bold" officeooo:rsid="005666e0" officeooo:paragraph-rsid="005666e0" style:font-weight-asian="bold" style:font-weight-complex="bold"/>
    </style:style>
    <style:style style:name="P86" style:family="paragraph" style:parent-style-name="Standard">
      <style:paragraph-properties fo:text-align="justify" style:justify-single-word="false"/>
      <style:text-properties fo:font-weight="bold" officeooo:rsid="005dadda" officeooo:paragraph-rsid="005dadda" style:font-weight-asian="bold" style:font-weight-complex="bold"/>
    </style:style>
    <style:style style:name="P87" style:family="paragraph" style:parent-style-name="Standard">
      <style:paragraph-properties fo:text-align="justify" style:justify-single-word="false"/>
      <style:text-properties fo:font-weight="bold" officeooo:rsid="005f66c9" officeooo:paragraph-rsid="005f66c9" style:font-weight-asian="bold" style:font-weight-complex="bold"/>
    </style:style>
    <style:style style:name="P88" style:family="paragraph" style:parent-style-name="Standard">
      <style:paragraph-properties fo:text-align="justify" style:justify-single-word="false"/>
      <style:text-properties fo:font-weight="bold" officeooo:rsid="0062eec6" officeooo:paragraph-rsid="0062eec6" style:font-weight-asian="bold" style:font-weight-complex="bold"/>
    </style:style>
    <style:style style:name="P89" style:family="paragraph" style:parent-style-name="Standard">
      <style:paragraph-properties fo:text-align="justify" style:justify-single-word="false"/>
      <style:text-properties fo:font-weight="bold" officeooo:rsid="0066738f" officeooo:paragraph-rsid="0066738f" style:font-weight-asian="bold" style:font-weight-complex="bold"/>
    </style:style>
    <style:style style:name="P90" style:family="paragraph" style:parent-style-name="Standard">
      <style:paragraph-properties fo:text-align="justify" style:justify-single-word="false"/>
      <style:text-properties fo:font-weight="bold" officeooo:rsid="0067da78" officeooo:paragraph-rsid="0067da78" style:font-weight-asian="bold" style:font-weight-complex="bold"/>
    </style:style>
    <style:style style:name="P91" style:family="paragraph" style:parent-style-name="Standard">
      <style:paragraph-properties fo:text-align="justify" style:justify-single-word="false"/>
      <style:text-properties fo:font-weight="bold" officeooo:rsid="006f83a4" officeooo:paragraph-rsid="006f83a4" style:font-weight-asian="bold" style:font-weight-complex="bold"/>
    </style:style>
    <style:style style:name="P92" style:family="paragraph" style:parent-style-name="Standard">
      <style:paragraph-properties fo:text-align="justify" style:justify-single-word="false"/>
      <style:text-properties fo:font-weight="bold" officeooo:rsid="007304ce" officeooo:paragraph-rsid="007304ce" style:font-weight-asian="bold" style:font-weight-complex="bold"/>
    </style:style>
    <style:style style:name="P93" style:family="paragraph" style:parent-style-name="Standard">
      <style:paragraph-properties fo:text-align="justify" style:justify-single-word="false"/>
      <style:text-properties fo:font-weight="bold" officeooo:rsid="0075e353" officeooo:paragraph-rsid="0075e353" style:font-weight-asian="bold" style:font-weight-complex="bold"/>
    </style:style>
    <style:style style:name="P94" style:family="paragraph" style:parent-style-name="Standard">
      <style:paragraph-properties fo:text-align="justify" style:justify-single-word="false"/>
      <style:text-properties fo:font-weight="bold" officeooo:rsid="0076728a" officeooo:paragraph-rsid="0076728a" style:font-weight-asian="bold" style:font-weight-complex="bold"/>
    </style:style>
    <style:style style:name="P95" style:family="paragraph" style:parent-style-name="Standard">
      <style:paragraph-properties fo:text-align="justify" style:justify-single-word="false"/>
      <style:text-properties fo:font-weight="bold" officeooo:rsid="00786ded" officeooo:paragraph-rsid="00786ded" style:font-weight-asian="bold" style:font-weight-complex="bold"/>
    </style:style>
    <style:style style:name="P96" style:family="paragraph" style:parent-style-name="Standard">
      <style:paragraph-properties fo:text-align="justify" style:justify-single-word="false"/>
      <style:text-properties fo:font-weight="bold" officeooo:rsid="00797ecd" officeooo:paragraph-rsid="00797ecd" style:font-weight-asian="bold" style:font-weight-complex="bold"/>
    </style:style>
    <style:style style:name="P97" style:family="paragraph" style:parent-style-name="Standard">
      <style:paragraph-properties fo:text-align="justify" style:justify-single-word="false"/>
      <style:text-properties fo:font-weight="bold" officeooo:rsid="007b9e10" officeooo:paragraph-rsid="007b9e10" style:font-weight-asian="bold" style:font-weight-complex="bold"/>
    </style:style>
    <style:style style:name="P98" style:family="paragraph" style:parent-style-name="Standard">
      <style:paragraph-properties fo:text-align="justify" style:justify-single-word="false"/>
      <style:text-properties fo:font-weight="bold" officeooo:rsid="007c70db" officeooo:paragraph-rsid="007c70db" style:font-weight-asian="bold" style:font-weight-complex="bold"/>
    </style:style>
    <style:style style:name="P99" style:family="paragraph" style:parent-style-name="One_20_Column_7e_LT_7e_Gliederung_20_3">
      <style:paragraph-properties fo:text-align="justify" style:justify-single-word="false"/>
      <style:text-properties style:font-name="Liberation Serif" fo:font-size="12pt" officeooo:rsid="007c70db" officeooo:paragraph-rsid="007c70db" style:font-size-asian="12pt" style:font-size-complex="12pt"/>
    </style:style>
    <style:style style:name="P100" style:family="paragraph" style:parent-style-name="One_20_Column_7e_LT_7e_Gliederung_20_3">
      <style:paragraph-properties fo:text-align="justify" style:justify-single-word="false"/>
      <style:text-properties style:font-name="Liberation Serif" fo:font-size="12pt" officeooo:rsid="007e6c0a" officeooo:paragraph-rsid="007e6c0a" style:font-size-asian="12pt" style:font-size-complex="12pt"/>
    </style:style>
    <style:style style:name="P101" style:family="paragraph" style:parent-style-name="One_20_Column_7e_LT_7e_Gliederung_20_3">
      <style:paragraph-properties fo:text-align="justify" style:justify-single-word="false"/>
      <style:text-properties style:font-name="Liberation Serif" fo:font-size="12pt" officeooo:rsid="00802463" officeooo:paragraph-rsid="00802463" style:font-size-asian="12pt" style:font-size-complex="12pt"/>
    </style:style>
    <style:style style:name="P102" style:family="paragraph" style:parent-style-name="One_20_Column_7e_LT_7e_Gliederung_20_3">
      <style:paragraph-properties fo:text-align="justify" style:justify-single-word="false"/>
      <style:text-properties style:font-name="Liberation Serif" fo:font-size="12pt" officeooo:rsid="008159f4" officeooo:paragraph-rsid="008159f4" style:font-size-asian="12pt" style:font-size-complex="12pt"/>
    </style:style>
    <style:style style:name="P103" style:family="paragraph" style:parent-style-name="One_20_Column_7e_LT_7e_Gliederung_20_3">
      <style:paragraph-properties fo:text-align="justify" style:justify-single-word="false"/>
      <style:text-properties style:font-name="Liberation Serif" fo:font-size="12pt" officeooo:rsid="008312ad" officeooo:paragraph-rsid="008312ad" style:font-size-asian="12pt" style:font-size-complex="12pt"/>
    </style:style>
    <style:style style:name="P104" style:family="paragraph" style:parent-style-name="One_20_Column_7e_LT_7e_Gliederung_20_3">
      <style:paragraph-properties fo:text-align="justify" style:justify-single-word="false"/>
      <style:text-properties style:font-name="Liberation Serif" fo:font-size="12pt" officeooo:rsid="0084bff6" officeooo:paragraph-rsid="0084bff6" style:font-size-asian="12pt" style:font-size-complex="12pt"/>
    </style:style>
    <style:style style:name="P105" style:family="paragraph" style:parent-style-name="One_20_Column_7e_LT_7e_Gliederung_20_3">
      <style:paragraph-properties fo:text-align="justify" style:justify-single-word="false"/>
      <style:text-properties style:font-name="Liberation Serif" fo:font-size="12pt" officeooo:rsid="0086a330" officeooo:paragraph-rsid="0086a330" style:font-size-asian="12pt" style:font-size-complex="12pt"/>
    </style:style>
    <style:style style:name="P106" style:family="paragraph" style:parent-style-name="One_20_Column_7e_LT_7e_Gliederung_20_3">
      <style:paragraph-properties fo:text-align="justify" style:justify-single-word="false"/>
      <style:text-properties style:font-name="Liberation Serif" fo:font-size="12pt" officeooo:rsid="00878624" officeooo:paragraph-rsid="00878624" style:font-size-asian="12pt" style:font-size-complex="12pt"/>
    </style:style>
    <style:style style:name="P107" style:family="paragraph" style:parent-style-name="One_20_Column_7e_LT_7e_Gliederung_20_3">
      <style:paragraph-properties fo:text-align="justify" style:justify-single-word="false"/>
      <style:text-properties style:font-name="Liberation Serif" fo:font-size="12pt" officeooo:rsid="0088bf48" officeooo:paragraph-rsid="0088bf48" style:font-size-asian="12pt" style:font-size-complex="12pt"/>
    </style:style>
    <style:style style:name="P108" style:family="paragraph" style:parent-style-name="One_20_Column_7e_LT_7e_Gliederung_20_3">
      <style:paragraph-properties fo:text-align="justify" style:justify-single-word="false"/>
      <style:text-properties style:font-name="Liberation Serif" fo:font-size="12pt" officeooo:rsid="008a0a06" officeooo:paragraph-rsid="008a0a06" style:font-size-asian="12pt" style:font-size-complex="12pt"/>
    </style:style>
    <style:style style:name="P109" style:family="paragraph" style:parent-style-name="One_20_Column_7e_LT_7e_Gliederung_20_3">
      <style:paragraph-properties fo:text-align="justify" style:justify-single-word="false"/>
      <style:text-properties style:font-name="Liberation Serif" fo:font-size="12pt" officeooo:rsid="008c7648" officeooo:paragraph-rsid="008c7648" style:font-size-asian="12pt" style:font-size-complex="12pt"/>
    </style:style>
    <style:style style:name="P110" style:family="paragraph" style:parent-style-name="One_20_Column_7e_LT_7e_Gliederung_20_3">
      <style:paragraph-properties fo:text-align="justify" style:justify-single-word="false"/>
      <style:text-properties style:font-name="Liberation Serif" fo:font-size="12pt" officeooo:rsid="008cbecb" officeooo:paragraph-rsid="008cbecb" style:font-size-asian="12pt" style:font-size-complex="12pt"/>
    </style:style>
    <style:style style:name="P111" style:family="paragraph" style:parent-style-name="One_20_Column_7e_LT_7e_Gliederung_20_3">
      <style:paragraph-properties fo:text-align="justify" style:justify-single-word="false"/>
      <style:text-properties style:font-name="Liberation Serif" fo:font-size="12pt" officeooo:rsid="008cd02d" officeooo:paragraph-rsid="008cd02d" style:font-size-asian="12pt" style:font-size-complex="12pt"/>
    </style:style>
    <style:style style:name="P112" style:family="paragraph" style:parent-style-name="One_20_Column_7e_LT_7e_Gliederung_20_3">
      <style:paragraph-properties fo:text-align="justify" style:justify-single-word="false"/>
      <style:text-properties style:font-name="Liberation Serif" fo:font-size="12pt" officeooo:rsid="008e45c9" officeooo:paragraph-rsid="008e45c9" style:font-size-asian="12pt" style:font-size-complex="12pt"/>
    </style:style>
    <style:style style:name="P113" style:family="paragraph" style:parent-style-name="One_20_Column_7e_LT_7e_Gliederung_20_3">
      <style:paragraph-properties fo:text-align="justify" style:justify-single-word="false"/>
      <style:text-properties style:font-name="Liberation Serif" fo:font-size="12pt" officeooo:rsid="009a8f3c" officeooo:paragraph-rsid="009a8f3c" style:font-size-asian="12pt" style:font-size-complex="12pt"/>
    </style:style>
    <style:style style:name="P114" style:family="paragraph" style:parent-style-name="One_20_Column_7e_LT_7e_Gliederung_20_3">
      <style:paragraph-properties fo:text-align="justify" style:justify-single-word="false"/>
      <style:text-properties style:font-name="Liberation Serif" fo:font-size="12pt" officeooo:rsid="009b4348" officeooo:paragraph-rsid="009b4348" style:font-size-asian="12pt" style:font-size-complex="12pt"/>
    </style:style>
    <style:style style:name="P115" style:family="paragraph" style:parent-style-name="One_20_Column_7e_LT_7e_Gliederung_20_3">
      <style:paragraph-properties fo:text-align="justify" style:justify-single-word="false"/>
      <style:text-properties style:font-name="Liberation Serif" fo:font-size="12pt" officeooo:rsid="009e3654" officeooo:paragraph-rsid="009e3654" style:font-size-asian="12pt" style:font-size-complex="12pt"/>
    </style:style>
    <style:style style:name="P116" style:family="paragraph" style:parent-style-name="One_20_Column_7e_LT_7e_Gliederung_20_3">
      <style:paragraph-properties fo:text-align="justify" style:justify-single-word="false"/>
      <style:text-properties style:font-name="Liberation Serif" fo:font-size="12pt" fo:font-weight="bold" officeooo:rsid="007e6c0a" officeooo:paragraph-rsid="007e6c0a" style:font-size-asian="12pt" style:font-weight-asian="bold" style:font-size-complex="12pt" style:font-weight-complex="bold"/>
    </style:style>
    <style:style style:name="P117" style:family="paragraph" style:parent-style-name="One_20_Column_7e_LT_7e_Gliederung_20_3">
      <style:paragraph-properties fo:text-align="justify" style:justify-single-word="false"/>
      <style:text-properties style:font-name="Liberation Serif" fo:font-size="12pt" fo:font-weight="bold" officeooo:rsid="007f9ddc" officeooo:paragraph-rsid="007e6c0a" style:font-size-asian="12pt" style:font-weight-asian="bold" style:font-size-complex="12pt" style:font-weight-complex="bold"/>
    </style:style>
    <style:style style:name="P118" style:family="paragraph" style:parent-style-name="One_20_Column_7e_LT_7e_Gliederung_20_3">
      <style:paragraph-properties fo:text-align="justify" style:justify-single-word="false"/>
      <style:text-properties style:font-name="Liberation Serif" fo:font-size="12pt" fo:font-weight="bold" officeooo:rsid="008312ad" officeooo:paragraph-rsid="008312ad" style:font-size-asian="12pt" style:font-weight-asian="bold" style:font-size-complex="12pt" style:font-weight-complex="bold"/>
    </style:style>
    <style:style style:name="P119" style:family="paragraph" style:parent-style-name="One_20_Column_7e_LT_7e_Gliederung_20_3">
      <style:paragraph-properties fo:text-align="justify" style:justify-single-word="false"/>
      <style:text-properties style:font-name="Liberation Serif" fo:font-size="12pt" fo:font-weight="bold" officeooo:rsid="0088bf48" officeooo:paragraph-rsid="0088bf48" style:font-size-asian="12pt" style:font-weight-asian="bold" style:font-size-complex="12pt" style:font-weight-complex="bold"/>
    </style:style>
    <style:style style:name="P120" style:family="paragraph" style:parent-style-name="One_20_Column_7e_LT_7e_Gliederung_20_3">
      <style:paragraph-properties fo:text-align="justify" style:justify-single-word="false"/>
      <style:text-properties style:font-name="Liberation Serif" fo:font-size="12pt" fo:font-weight="bold" officeooo:rsid="008a0a06" officeooo:paragraph-rsid="008a0a06" style:font-size-asian="12pt" style:font-weight-asian="bold" style:font-size-complex="12pt" style:font-weight-complex="bold"/>
    </style:style>
    <style:style style:name="P121" style:family="paragraph" style:parent-style-name="One_20_Column_7e_LT_7e_Gliederung_20_3">
      <style:paragraph-properties fo:text-align="justify" style:justify-single-word="false"/>
      <style:text-properties style:font-name="Liberation Serif" fo:font-size="12pt" fo:font-weight="bold" officeooo:rsid="008b0144" officeooo:paragraph-rsid="008b0144" style:font-size-asian="12pt" style:font-weight-asian="bold" style:font-size-complex="12pt" style:font-weight-complex="bold"/>
    </style:style>
    <style:style style:name="P122" style:family="paragraph" style:parent-style-name="One_20_Column_7e_LT_7e_Gliederung_20_3">
      <style:paragraph-properties fo:text-align="justify" style:justify-single-word="false"/>
      <style:text-properties style:font-name="Liberation Serif" fo:font-size="12pt" fo:font-weight="bold" officeooo:rsid="008cd02d" officeooo:paragraph-rsid="008cd02d" style:font-size-asian="12pt" style:font-weight-asian="bold" style:font-size-complex="12pt" style:font-weight-complex="bold"/>
    </style:style>
    <style:style style:name="P123" style:family="paragraph" style:parent-style-name="One_20_Column_7e_LT_7e_Gliederung_20_3">
      <style:paragraph-properties fo:text-align="justify" style:justify-single-word="false"/>
      <style:text-properties style:font-name="Liberation Serif" fo:font-size="12pt" fo:font-weight="bold" officeooo:rsid="008e45c9" officeooo:paragraph-rsid="008e45c9" style:font-size-asian="12pt" style:font-weight-asian="bold" style:font-size-complex="12pt" style:font-weight-complex="bold"/>
    </style:style>
    <style:style style:name="P124" style:family="paragraph" style:parent-style-name="One_20_Column_7e_LT_7e_Gliederung_20_3">
      <style:paragraph-properties fo:text-align="justify" style:justify-single-word="false"/>
      <style:text-properties style:font-name="Liberation Serif" fo:font-size="12pt" fo:font-weight="bold" officeooo:rsid="008e4ea6" officeooo:paragraph-rsid="008e4ea6" style:font-size-asian="12pt" style:font-weight-asian="bold" style:font-size-complex="12pt" style:font-weight-complex="bold"/>
    </style:style>
    <style:style style:name="P125" style:family="paragraph" style:parent-style-name="One_20_Column_7e_LT_7e_Gliederung_20_3">
      <style:paragraph-properties fo:text-align="justify" style:justify-single-word="false"/>
      <style:text-properties style:font-name="Liberation Serif" fo:font-size="12pt" fo:font-weight="bold" officeooo:rsid="0092a181" officeooo:paragraph-rsid="0092a181" style:font-size-asian="12pt" style:font-weight-asian="bold" style:font-size-complex="12pt" style:font-weight-complex="bold"/>
    </style:style>
    <style:style style:name="P126" style:family="paragraph" style:parent-style-name="One_20_Column_7e_LT_7e_Gliederung_20_3">
      <style:paragraph-properties fo:text-align="justify" style:justify-single-word="false"/>
      <style:text-properties style:font-name="Liberation Serif" fo:font-size="12pt" fo:font-weight="bold" officeooo:rsid="0094763b" officeooo:paragraph-rsid="0094763b" style:font-size-asian="12pt" style:font-weight-asian="bold" style:font-size-complex="12pt" style:font-weight-complex="bold"/>
    </style:style>
    <style:style style:name="P127" style:family="paragraph" style:parent-style-name="One_20_Column_7e_LT_7e_Gliederung_20_3">
      <style:paragraph-properties fo:text-align="justify" style:justify-single-word="false"/>
      <style:text-properties style:font-name="Liberation Serif" fo:font-size="12pt" fo:font-weight="bold" officeooo:rsid="009b4348" officeooo:paragraph-rsid="009b4348" style:font-size-asian="12pt" style:font-weight-asian="bold" style:font-size-complex="12pt" style:font-weight-complex="bold"/>
    </style:style>
    <style:style style:name="P128" style:family="paragraph" style:parent-style-name="One_20_Column_7e_LT_7e_Gliederung_20_3">
      <style:paragraph-properties fo:text-align="justify" style:justify-single-word="false"/>
      <style:text-properties style:font-name="Liberation Serif" fo:font-size="12pt" fo:font-weight="normal" officeooo:rsid="008f4be0" officeooo:paragraph-rsid="008f4be0" style:font-size-asian="12pt" style:font-weight-asian="normal" style:font-size-complex="12pt" style:font-weight-complex="normal"/>
    </style:style>
    <style:style style:name="P129" style:family="paragraph" style:parent-style-name="One_20_Column_7e_LT_7e_Gliederung_20_3">
      <style:paragraph-properties fo:text-align="justify" style:justify-single-word="false"/>
      <style:text-properties style:font-name="Liberation Serif" fo:font-size="12pt" fo:font-weight="normal" officeooo:rsid="008fd323" officeooo:paragraph-rsid="008fd323" style:font-size-asian="12pt" style:font-weight-asian="normal" style:font-size-complex="12pt" style:font-weight-complex="normal"/>
    </style:style>
    <style:style style:name="P130" style:family="paragraph" style:parent-style-name="One_20_Column_7e_LT_7e_Gliederung_20_3">
      <style:paragraph-properties fo:text-align="justify" style:justify-single-word="false"/>
      <style:text-properties style:font-name="Liberation Serif" fo:font-size="12pt" fo:font-weight="normal" officeooo:rsid="0090bfe0" officeooo:paragraph-rsid="0090bfe0" style:font-size-asian="12pt" style:font-weight-asian="normal" style:font-size-complex="12pt" style:font-weight-complex="normal"/>
    </style:style>
    <style:style style:name="P131" style:family="paragraph" style:parent-style-name="One_20_Column_7e_LT_7e_Gliederung_20_3">
      <style:paragraph-properties fo:text-align="justify" style:justify-single-word="false"/>
      <style:text-properties style:font-name="Liberation Serif" fo:font-size="12pt" fo:font-weight="normal" officeooo:rsid="00914a85" officeooo:paragraph-rsid="00914a85" style:font-size-asian="12pt" style:font-weight-asian="normal" style:font-size-complex="12pt" style:font-weight-complex="normal"/>
    </style:style>
    <style:style style:name="P132" style:family="paragraph" style:parent-style-name="One_20_Column_7e_LT_7e_Gliederung_20_3">
      <style:paragraph-properties fo:text-align="justify" style:justify-single-word="false"/>
      <style:text-properties style:font-name="Liberation Serif" fo:font-size="12pt" fo:font-weight="normal" officeooo:rsid="0092a181" officeooo:paragraph-rsid="0092a181" style:font-size-asian="12pt" style:font-weight-asian="normal" style:font-size-complex="12pt" style:font-weight-complex="normal"/>
    </style:style>
    <style:style style:name="P133" style:family="paragraph" style:parent-style-name="One_20_Column_7e_LT_7e_Gliederung_20_3">
      <style:paragraph-properties fo:text-align="justify" style:justify-single-word="false"/>
      <style:text-properties style:font-name="Liberation Serif" fo:font-size="12pt" fo:font-weight="normal" officeooo:rsid="0094763b" officeooo:paragraph-rsid="0094763b" style:font-size-asian="12pt" style:font-weight-asian="normal" style:font-size-complex="12pt" style:font-weight-complex="normal"/>
    </style:style>
    <style:style style:name="P134" style:family="paragraph" style:parent-style-name="One_20_Column_7e_LT_7e_Gliederung_20_3">
      <style:paragraph-properties fo:text-align="justify" style:justify-single-word="false"/>
      <style:text-properties style:font-name="Liberation Serif" fo:font-size="12pt" fo:font-weight="normal" officeooo:rsid="00954176" officeooo:paragraph-rsid="00954176" style:font-size-asian="12pt" style:font-weight-asian="normal" style:font-size-complex="12pt" style:font-weight-complex="normal"/>
    </style:style>
    <style:style style:name="P135" style:family="paragraph" style:parent-style-name="One_20_Column_7e_LT_7e_Gliederung_20_3">
      <style:paragraph-properties fo:text-align="justify" style:justify-single-word="false"/>
      <style:text-properties style:font-name="Liberation Serif" fo:font-size="12pt" fo:font-weight="normal" officeooo:rsid="0095f38d" officeooo:paragraph-rsid="0095f38d" style:font-size-asian="12pt" style:font-weight-asian="normal" style:font-size-complex="12pt" style:font-weight-complex="normal"/>
    </style:style>
    <style:style style:name="P136" style:family="paragraph" style:parent-style-name="One_20_Column_7e_LT_7e_Gliederung_20_3">
      <style:paragraph-properties fo:text-align="justify" style:justify-single-word="false"/>
      <style:text-properties style:font-name="Liberation Serif" fo:font-size="12pt" fo:font-weight="normal" officeooo:rsid="0097d97f" officeooo:paragraph-rsid="0097d97f" style:font-size-asian="12pt" style:font-weight-asian="normal" style:font-size-complex="12pt" style:font-weight-complex="normal"/>
    </style:style>
    <style:style style:name="P137" style:family="paragraph" style:parent-style-name="One_20_Column_7e_LT_7e_Gliederung_20_3">
      <style:paragraph-properties fo:text-align="justify" style:justify-single-word="false"/>
      <style:text-properties style:font-name="Liberation Serif" fo:font-size="12pt" fo:font-weight="normal" officeooo:rsid="00999150" officeooo:paragraph-rsid="00999150" style:font-size-asian="12pt" style:font-weight-asian="normal" style:font-size-complex="12pt" style:font-weight-complex="normal"/>
    </style:style>
    <style:style style:name="P138" style:family="paragraph" style:parent-style-name="One_20_Column_7e_LT_7e_Gliederung_20_3">
      <style:paragraph-properties fo:text-align="justify" style:justify-single-word="false"/>
      <style:text-properties style:font-name="Liberation Serif" fo:font-size="12pt" style:text-underline-style="none" fo:font-weight="normal" officeooo:rsid="0097d97f" officeooo:paragraph-rsid="0097d97f" style:font-size-asian="12pt" style:font-weight-asian="normal" style:font-size-complex="12pt" style:font-weight-complex="normal"/>
    </style:style>
    <style:style style:name="P139" style:family="paragraph" style:parent-style-name="One_20_Column_7e_LT_7e_Gliederung_20_3">
      <style:paragraph-properties fo:text-align="justify" style:justify-single-word="false"/>
      <style:text-properties style:font-name="Liberation Serif" fo:font-size="12pt" style:text-underline-style="none" fo:font-weight="normal" officeooo:rsid="00999150" officeooo:paragraph-rsid="00999150" style:font-size-asian="12pt" style:font-weight-asian="normal" style:font-size-complex="12pt" style:font-weight-complex="normal"/>
    </style:style>
    <style:style style:name="P140" style:family="paragraph" style:parent-style-name="One_20_Column_7e_LT_7e_Gliederung_20_3">
      <style:paragraph-properties fo:text-align="justify" style:justify-single-word="false"/>
      <style:text-properties style:font-name="Liberation Serif" fo:font-size="12pt" style:text-underline-style="none" fo:font-weight="normal" officeooo:rsid="009a47e1" officeooo:paragraph-rsid="009a47e1" style:font-size-asian="12pt" style:font-weight-asian="normal" style:font-size-complex="12pt" style:font-weight-complex="normal"/>
    </style:style>
    <style:style style:name="P141" style:family="paragraph" style:parent-style-name="One_20_Column_7e_LT_7e_Gliederung_20_3">
      <style:paragraph-properties fo:text-align="justify" style:justify-single-word="false"/>
      <style:text-properties style:font-name="Liberation Serif" fo:font-size="12pt" style:text-underline-style="none" fo:font-weight="bold" officeooo:rsid="009a8f3c" officeooo:paragraph-rsid="009a8f3c" style:font-size-asian="12pt" style:font-weight-asian="bold" style:font-size-complex="12pt" style:font-weight-complex="bold"/>
    </style:style>
    <style:style style:name="P142" style:family="paragraph" style:parent-style-name="Standard">
      <style:text-properties fo:font-weight="bold" officeooo:rsid="002142f4" officeooo:paragraph-rsid="002142f4" style:font-weight-asian="bold" style:font-weight-complex="bold"/>
    </style:style>
    <style:style style:name="T1" style:family="text">
      <style:text-properties officeooo:rsid="001f64ea"/>
    </style:style>
    <style:style style:name="T2" style:family="text">
      <style:text-properties officeooo:rsid="0022a453"/>
    </style:style>
    <style:style style:name="T3" style:family="text">
      <style:text-properties officeooo:rsid="002644fb"/>
    </style:style>
    <style:style style:name="T4" style:family="text">
      <style:text-properties officeooo:rsid="002743b0"/>
    </style:style>
    <style:style style:name="T5" style:family="text">
      <style:text-properties officeooo:rsid="0027cc83"/>
    </style:style>
    <style:style style:name="T6" style:family="text">
      <style:text-properties officeooo:rsid="0029900d"/>
    </style:style>
    <style:style style:name="T7" style:family="text">
      <style:text-properties officeooo:rsid="002e54d7"/>
    </style:style>
    <style:style style:name="T8" style:family="text">
      <style:text-properties officeooo:rsid="0031d99a"/>
    </style:style>
    <style:style style:name="T9" style:family="text">
      <style:text-properties officeooo:rsid="003284a0"/>
    </style:style>
    <style:style style:name="T10" style:family="text">
      <style:text-properties officeooo:rsid="00341ad8"/>
    </style:style>
    <style:style style:name="T11" style:family="text">
      <style:text-properties officeooo:rsid="00388147"/>
    </style:style>
    <style:style style:name="T12" style:family="text">
      <style:text-properties officeooo:rsid="003ccf14"/>
    </style:style>
    <style:style style:name="T13" style:family="text">
      <style:text-properties officeooo:rsid="003f1889"/>
    </style:style>
    <style:style style:name="T14" style:family="text">
      <style:text-properties officeooo:rsid="00423383"/>
    </style:style>
    <style:style style:name="T15" style:family="text">
      <style:text-properties officeooo:rsid="004323d3"/>
    </style:style>
    <style:style style:name="T16" style:family="text">
      <style:text-properties officeooo:rsid="00447a9a"/>
    </style:style>
    <style:style style:name="T17" style:family="text">
      <style:text-properties officeooo:rsid="00466121"/>
    </style:style>
    <style:style style:name="T18" style:family="text">
      <style:text-properties officeooo:rsid="00484695"/>
    </style:style>
    <style:style style:name="T19" style:family="text">
      <style:text-properties officeooo:rsid="004d4c52"/>
    </style:style>
    <style:style style:name="T20" style:family="text">
      <style:text-properties officeooo:rsid="004e6b2d"/>
    </style:style>
    <style:style style:name="T21" style:family="text">
      <style:text-properties officeooo:rsid="004fab1a"/>
    </style:style>
    <style:style style:name="T22" style:family="text">
      <style:text-properties officeooo:rsid="0052fde1"/>
    </style:style>
    <style:style style:name="T23" style:family="text">
      <style:text-properties officeooo:rsid="00568b67"/>
    </style:style>
    <style:style style:name="T24" style:family="text">
      <style:text-properties officeooo:rsid="00598565"/>
    </style:style>
    <style:style style:name="T25" style:family="text">
      <style:text-properties officeooo:rsid="0060f65a"/>
    </style:style>
    <style:style style:name="T26" style:family="text">
      <style:text-properties officeooo:rsid="00652bee"/>
    </style:style>
    <style:style style:name="T27" style:family="text">
      <style:text-properties officeooo:rsid="0069d338"/>
    </style:style>
    <style:style style:name="T28" style:family="text">
      <style:text-properties officeooo:rsid="006b78cf"/>
    </style:style>
    <style:style style:name="T29" style:family="text">
      <style:text-properties officeooo:rsid="006c8a4a"/>
    </style:style>
    <style:style style:name="T30" style:family="text">
      <style:text-properties officeooo:rsid="006deb27"/>
    </style:style>
    <style:style style:name="T31" style:family="text">
      <style:text-properties officeooo:rsid="00797ecd"/>
    </style:style>
    <style:style style:name="T32" style:family="text">
      <style:text-properties officeooo:rsid="007a4a6b"/>
    </style:style>
    <style:style style:name="T33" style:family="text">
      <style:text-properties officeooo:rsid="008159f4"/>
    </style:style>
    <style:style style:name="T34" style:family="text">
      <style:text-properties officeooo:rsid="00878624"/>
    </style:style>
    <style:style style:name="T35" style:family="text">
      <style:text-properties officeooo:rsid="00894d25"/>
    </style:style>
    <style:style style:name="T36" style:family="text">
      <style:text-properties officeooo:rsid="008b0144"/>
    </style:style>
    <style:style style:name="T37" style:family="text">
      <style:text-properties fo:font-weight="bold" style:font-weight-asian="bold" style:font-weight-complex="bold"/>
    </style:style>
    <style:style style:name="T38" style:family="text">
      <style:text-properties officeooo:rsid="008cbecb"/>
    </style:style>
    <style:style style:name="T39" style:family="text">
      <style:text-properties officeooo:rsid="008de139"/>
    </style:style>
    <style:style style:name="T40" style:family="text">
      <style:text-properties officeooo:rsid="008e4ea6"/>
    </style:style>
    <style:style style:name="T41" style:family="text">
      <style:text-properties officeooo:rsid="009337d5"/>
    </style:style>
    <style:style style:name="T42" style:family="text">
      <style:text-properties officeooo:rsid="0097d97f"/>
    </style:style>
    <style:style style:name="T43" style:family="text">
      <style:text-properties style:text-underline-style="none"/>
    </style:style>
    <style:style style:name="T44" style:family="text">
      <style:text-properties style:text-underline-style="none" officeooo:rsid="0097d97f"/>
    </style:style>
    <style:style style:name="T45" style:family="text">
      <style:text-properties style:text-underline-style="none" officeooo:rsid="00999150"/>
    </style:style>
    <style:style style:name="T46" style:family="text">
      <style:text-properties style:text-underline-style="none" officeooo:rsid="009a47e1"/>
    </style:style>
    <style:style style:name="T47" style:family="text">
      <style:text-properties officeooo:rsid="009ca2fa"/>
    </style:style>
    <style:style style:name="T48" style:family="text">
      <style:text-properties style:font-name="Bitstream Vera Sans"/>
    </style:style>
    <style:style style:name="T49" style:family="text">
      <style:text-properties style:font-name="Liberatio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SENTATION TOPICS</text:p>
      <text:p text:style-name="P1"/>
      <text:p text:style-name="P1"/>
      <text:p text:style-name="P142">SLIDE 2 </text:p>
      <text:p text:style-name="P1"/>
      <text:p text:style-name="P2"><text:span text:style-name="T49">We must build for </text:span>speed and agility because the digital values changes rapidly upwords but also downwards. Compared to digital native such as Amazon traditional companies lack the agility to compete.</text:p>
      <text:p text:style-name="P2"/>
      <text:p text:style-name="P2">The survival instinct must refined and we must ask ourselfs. Where does the value hides in the value data chain, how much differentiation value do I have and how much do I want to capture trough pricing. In summary there is a fundamental difference in how value is captured and created compared to before. The company approach should change from PPPP to SAVE for the new world of data.</text:p>
      <text:p text:style-name="P2"/>
      <text:p text:style-name="P2">Kill the kill the competition mindset. The future of business in the data world screams for symbiosis with the supplier and <text:s/>costumers. Even competitors could become suppliers or costumers themsel<text:span text:style-name="T1">ves</text:span>. <text:span text:style-name="T1">However it is also extremely important to have symbiosis inside our company, if a company lacks digital maturity the core business will fight digital integration as a cancer.</text:span></text:p>
      <text:p text:style-name="P2"/>
      <text:p text:style-name="P67">SLIDE 3</text:p>
      <text:p text:style-name="P3"/>
      <text:p text:style-name="P3">Most of the time the managers of companies are proud of the history and of what their company has achieved. Which leads to the wrongful thinking that what has been done so fare is good enough for whatever will come next. Unfortunately, digital transformation cannot occur without a profound company culture and people transformation. From boardroom to developers to sales to costume service.</text:p>
      <text:p text:style-name="P3"/>
      <text:p text:style-name="P3">There will be no business without costumer intimacy. This was true also for traditional companies but it is going to be manyfold more important for the digital company. We will return to this topic later on.</text:p>
      <text:p text:style-name="P3"/>
      <text:p text:style-name="P68">SLIDE 4</text:p>
      <text:p text:style-name="P7"/>
      <text:p text:style-name="P3">The two are inseparable </text:p>
      <text:p text:style-name="P3"/>
      <text:p text:style-name="P3">There is the need for <text:span text:style-name="T2">a completely overhaul of a traditional company in order to gain from digitalization because the digital world is a fast moving high stakes environment that need to be sailed with a fast and maneuverable ship.</text:span></text:p>
      <text:p text:style-name="P3"/>
      <text:p text:style-name="P68">SLIDE 5</text:p>
      <text:p text:style-name="P68"/>
      <text:p text:style-name="P4">This is fundamentally false, in the data driven economy costumer trust must be earned and constantly renewed. Without trust there is no business, costumers must trust you with their data, knowing that you will use it for the sole purpose of solving their proplem.</text:p>
      <text:p text:style-name="P4"/>
      <text:p text:style-name="P4">There is a fundamental change in the sale of digital offers. To sell digital there is a need of adopting new pricing models which your sale-force is not familiar with. This requires significant reorientation and perhaps an entirely different sales strategy redefining SALES GOALS, STRUCTURES, PROCESSES, INCENTIVE SYSTEM and of course PEOPLE</text:p>
      <text:p text:style-name="P4"/>
      <text:p text:style-name="P4"/>
      <text:p text:style-name="P68"><text:soft-page-break/>SLIDE 6</text:p>
      <text:p text:style-name="P7"/>
      <text:p text:style-name="P4">This is counterintuitive however after a little thinking it is not true that every product must necesserly be connected to the internet what matters is the mission – Serving the costumers needs in the best way.</text:p>
      <text:p text:style-name="P4"/>
      <text:p text:style-name="P69">SLIDE <text:span text:style-name="T4">7</text:span></text:p>
      <text:p text:style-name="P4"/>
      <text:p text:style-name="P5">One of the common problems <text:span text:style-name="T3">company faces is that the digital strategy is not fully embedded in the core business. Core business and digital strategy must go in the same direction.</text:span></text:p>
      <text:p text:style-name="P5"/>
      <text:p text:style-name="P6">The digital business exists inside value constellations where the old fashioned linear value chain is not viable. Fundamental importance are choosing the right partners and consolidate your position inside a value constellation. Relying only on your own can have devastating effects. The focus must be on the costumer pull instead on the technology push which worked until now.</text:p>
      <text:p text:style-name="P6"/>
      <text:p text:style-name="P6">The challenge digital company face is not to fulfill costumer needs in absolute terms but it is to fulfill its need better the anyone else in relative terms. The RED OCEAN must be avoided.</text:p>
      <text:p text:style-name="P4"/>
      <text:p text:style-name="P68">SLIDE 8</text:p>
      <text:p text:style-name="P7"/>
      <text:p text:style-name="P7">Here we see the tree fundamentals of data monetization. It happens very often the the digital staff have preconcieved notion of digital offers pricing because they are costumers themselves in the B2C world however for the B2B world the pricing strategy are often different which we will see later. So as we see these 3 steps cannot be undertaken in different orders and non of them should be skipped because they are logically connected. <text:span text:style-name="T5">Value creation is the first step and is comprehensive of business model innovation and costumer value proposition. The dollarized value step takes into account the Costumer value model and the dollarized value pool. The last step is about the pricing model for the value pool capture.</text:span></text:p>
      <text:p text:style-name="P7"/>
      <text:p text:style-name="P70">SLIDE 9</text:p>
      <text:p text:style-name="P8"/>
      <text:p text:style-name="P8">Importance of internally test your value hypothesis this will give you leverage on convincing the costumer of your value proposition by showing real positive results. When ever possible be your own guinea pig. Also this allows you to see the real amount of value you are creating and subsequently think about the monetization model. There are tree typical monetization models. You can sell data because you have see the value of the data internally. You can set up a totally new revenue stream and business model. Lastly you can wrap data around your existing products and sevices.</text:p>
      <text:p text:style-name="P8"/>
      <text:p text:style-name="P8">There are plenty of new pricing models that can be adopted. The B2B business should learn from what is happening in the B2C business. <text:span text:style-name="T6">It is essential, in the B2B digital space to secure DIRECT access to both their direct and indirect customers.</text:span></text:p>
      <text:p text:style-name="P8"/>
      <text:p text:style-name="P9">The focus should shift from the total cost of ownership to the total benefit of ownership. The TBO is like a TCO but it considers besides the benefits through cost savings and product lifetime, also the potential upside benefits to the costumer through increased revenues. TBO is superior to TCO to asses the value proposition of a solution.</text:p>
      <text:p text:style-name="P7"/>
      <text:p text:style-name="P7"/>
      <text:p text:style-name="P7"/>
      <text:p text:style-name="P71"><text:soft-page-break/>SLIDE 10</text:p>
      <text:p text:style-name="P10"/>
      <text:p text:style-name="P11">Costumer intimacy is the heart of the matter, without it there is no hope. But what does costumer intimacy rally mean. The objective of costumer intimacy is to unify PULL &amp; PUSH. Too many companies try to force feed data enable services or sensor rigged products just because it is technologically possible. However it is important to understand even if something is technological marvel if you can make the costumer see the value of your offer it doesn’t matter. Of course the tendency to rely on TECHNO PUSH is strong because it is faster and easier but it can lead to extintion. Doing that means hanging on the second deadly myth, BUILD IT, AND THEY WILL COME. So having incredible innovation and technical advantage is also half the equation. To succeed companies must embrace the data-as-a-service in order to conquer that sweet position in the value constellation and capture value propositions that <text:span text:style-name="T7">resonates with costumers. Of course as all hard things, the optimal position is a balance between PUSH &amp; PULL.</text:span></text:p>
      <text:p text:style-name="P11"/>
      <text:p text:style-name="P72">SLIDE 11</text:p>
      <text:p text:style-name="P12"/>
      <text:p text:style-name="P13">In the B2B world any offer begins with understanding what is the JOB TO BE DONE, as we see here some fundamental question that need to be addressed before come up with a value proposition. <text:span text:style-name="T8">And these question, like the second one here, rely on the fact that it is important not only to know the costumer better then himself but also understanding the costumer business broader context. You must educate the costumer on the whys your data-driven offer is amazing and how it addressed the problems they are trying to solve or that they didn’t even realize they had.</text:span></text:p>
      <text:p text:style-name="P13"/>
      <text:p text:style-name="P14">Everything we said here is only possible if there is a solid COSTUMER INTIMACY foundations.</text:p>
      <text:p text:style-name="P14"/>
      <text:p text:style-name="P73">SLIDE 12</text:p>
      <text:p text:style-name="P14"/>
      <text:p text:style-name="P15">So, lets see what is COSTUMER INTIMACY and how can we quantify it. <text:span text:style-name="T9">For the “ON STEROIDS” version t</text:span>he book suggest a formula that is DATA x INSIGHTS x ACTIONS. And this is a multiplication which means that if one of the term is 0 the result is 0. There 3 building blocks are influenced by 3 other factors. </text:p>
      <text:p text:style-name="P15">SPEED, means that the faster a company is able to acquire CRITICAL costumer data, find valuable insights <text:span text:style-name="T9">and</text:span> make changes accordingly <text:span text:style-name="T9">the better your costumer intimacy will be and your quick adaptability will allow your costumer to stay ahead of the competion. </text:span></text:p>
      <text:p text:style-name="P16">TRUST, this means that you must gain the costumer trust because in the data driven world costumer will have to trust you with their data and must believe that you are going to use it for their best interest. There is no possibility to create an appealing data driven value proposition if there is no SHARING of information. </text:p>
      <text:p text:style-name="P17">DEPTH, <text:span text:style-name="T10">you must be able to dig deep in the costumer data to be able to come up with a compelling value proposition. If a company is not giving you access to their data simply means they don’t TRUST you, maybe because they dont’t feel you are good enough or maybe because they are afraid you have a shady double purpose. Even if Companies don’t know what to do with their data they know very well that it is a source of knowledge. You must fight for their trust. </text:span></text:p>
      <text:p text:style-name="P17"/>
      <text:p text:style-name="P18">Always keep in mind that COSTUMER INTIMACY is not self-serving. It is the FUNDAMENTAL pre-requisite on which build all the rest. However COSTUMER INTIMACY doesn’t matter if you cannot translate it in real world market offers.</text:p>
      <text:p text:style-name="P19">ENDURANCE, costumer intimacy is an endless job. Requires constant vigilance and effort, it must never be taken for granted. </text:p>
      <text:p text:style-name="P74"><text:soft-page-break/>SLIDE 13</text:p>
      <text:p text:style-name="P20"/>
      <text:p text:style-name="P20">The revolve around the costumer, Costumer is at the center of every step. As this arrow show first step is to define a problem the costumer have – costumer value proposition, Costumer journey mapping, Value-in-use analysis. The second step is value qualification, value mapping and willingness to pay. Last step involves Pricing starategy, wow factors, Quality/Price perception. Nothing of this is possible if there is no costumer insights. In order to gain costumer insight you should lead user meetings, panels councils, research the costumer company culture, set up costumer advisory boards, costumer co-creation/experimentation, Deep value in use analysis, Community of enthusiast and evangelists // Brainstorming sessions – day in the life etc.</text:p>
      <text:p text:style-name="P7"/>
      <text:p text:style-name="P75">SLIDE 14</text:p>
      <text:p text:style-name="P21"/>
      <text:p text:style-name="P21">What is a value constellation, here we have the definition. Which company will put themselves in the best core position to create and capture value ? First step is to recognize that the B2B companies are part of a broader value constellation. Kill the Me, My equipment, my data view because this can hinder the efforts to monetize data and might even do a disservice to the costumer. It is fundamental to understand you position in your value constellation. Value constellations are dynamic there are always unique opportunities that arise and fall, and it moves trough different ecosystems. <text:span text:style-name="T11">Value cosntellation are a web of interconnections where the dynamic of the chain is no longer valid because the flow of data can easily bypass a company that doesn’t add as much value as other spiders. Ties between suppliers, costumers, distributor can be easily broken and replaced. However this means that forging and strengthen other links is also possible. All depends on where you are positioned on the web. So you <text:s/>need to fully understand how the web is laid out. <text:s/></text:span></text:p>
      <text:p text:style-name="P22">INTERCONNECTIONS, the value of interconnection is enormous, platform that provide matchmaking services can have a tremendous impact on companies efficiencies by lowering search time for costumer and suppliers, reducing risks and quickening buying and selling cycles.</text:p>
      <text:p text:style-name="P22">ACCUMULATED DATA, the value of accumulated data comes into play when a company realize how much value all the accrued data has. Don’t focus only on real time data but also on historical data because it is the latter that will help you build a competitive advantage since it is impossible to replicate data and approximating it gets harder and harder as the data gets more extensive</text:p>
      <text:p text:style-name="P22">COMPOUNDED DATA, is combined data. <text:span text:style-name="T12">Example: imagine that a company collects only verbs, another only nous and another only punctuation. If the costumer value sentences than these companies better figure out a way to work together. Sometimes data is valuable only if it is compounded with other data.</text:span></text:p>
      <text:p text:style-name="P22"/>
      <text:p text:style-name="P24">Be aware that in the B2B value constellation there will be winner &amp; looses with respect to data monetization. Successful data monetization meas finding your best spot in your ever changing value constellation. Who knows, It might be better to be the product supplier in someone els<text:span text:style-name="T13">e’</text:span>s value equation then to close down factories and recklessly pour effort into a lost cause of competing with the best spider. You must be realistic about the resources and capabilites you have and which skills you need to acquire to make the best of it.</text:p>
      <text:p text:style-name="P24"/>
      <text:p text:style-name="P24"/>
      <text:p text:style-name="P24"/>
      <text:p text:style-name="P24"/>
      <text:p text:style-name="P24"/>
      <text:p text:style-name="P24"/>
      <text:p text:style-name="P24"/>
      <text:p text:style-name="P76"><text:soft-page-break/>SLIDE 15</text:p>
      <text:p text:style-name="P25">The slide is self explenatory not much to addressed</text:p>
      <text:p text:style-name="P25"/>
      <text:p text:style-name="P77">SLIDE 16</text:p>
      <text:p text:style-name="P25"/>
      <text:p text:style-name="P26">Finding the right partners in the B2B digital world is essential, not also it helps to capture a greater value due to combined data but also because there are multiple combination of companies that can offer the same value and you better be in one of them. If you <text:span text:style-name="T14">don’t </text:span>find yourself out of the value constellation you might be overwhelmed by the speed, agility and technical expertise of digital natives.</text:p>
      <text:p text:style-name="P26"/>
      <text:p text:style-name="P78">SLIDE 17</text:p>
      <text:p text:style-name="P27"/>
      <text:p text:style-name="P28">To enter the digital market you must review your costumer segmentation. This does not mean that you should give up on the already existing one because they are still valuable for the product side of your business. However, you need to create a costumer segmentation dedicated for the digital offers because your original segmentation might not be interested in going digital. There are few criteria which the book suggest to do such segmentation. They are the following</text:p>
      <text:p text:style-name="P28"/>
      <text:p text:style-name="P79">SLIDE 18 - 25</text:p>
      <text:p text:style-name="P28"/>
      <text:p text:style-name="P79">SLIDE 26</text:p>
      <text:p text:style-name="P78"/>
      <text:p text:style-name="P28">The juice is that if a costumer lacks digital maturity, can not see the ROI, wont invest in digital, is completely devoided of any digital culture, <text:span text:style-name="T16">has no sense of urgency,</text:span> you better off leaving them be because they are simply not ready and will need too much resources, time to babysit them to the new digital world. <text:span text:style-name="T15">You need to live in both world at the same time this is why you need a dedicated costumer segmentation for digital offers. Leverage the messiah and make friends with the gatekeepers, every single persons is characterized by different factors, like needs, experience, budget and incentives. You need to understand how the costumers internal process will change. Will you have 2 dedicated saleforces ? Do you need experts to train them ? Will you change the incentive method ? Is your traditional saleforce continue to sell with their old model because selling digital is new, more time consuming and complex ? What you gonna do about it ? Will you change the incentive model ? If you follow the 20/80 rule will be the data business following it as well ?</text:span></text:p>
      <text:p text:style-name="P28"/>
      <text:p text:style-name="P80">SLIDE 27</text:p>
      <text:p text:style-name="P29"/>
      <text:p text:style-name="P29">Here we see how we can prioritize end uses through 5 powerful criteria. <text:span text:style-name="T17">Here we see that end use 3 takes great advantage from you existing assets and have a theoretically high impact on the market and performs best on the additional criteria you choose. However the costumer dont see the value of that solution. End use 1 on the other hand, is highly interesting for the client and has a huge market impact but its the one you are least prepare to offer. <text:s/>You should focus on few costumer and few critcal-end-use applications and a couple of costumer segments. A common mistake is to chasing all opportunities across the board.</text:span></text:p>
      <text:p text:style-name="P29"/>
      <text:p text:style-name="P81">SLIDE 28</text:p>
      <text:p text:style-name="P30"/>
      <text:p text:style-name="P30">To select the right pilot costumer do no ask the sale team because they will have too many recommendations bases on flawed and missing criteria and they will end up choose the costumer for which they have easy access and that have high sales activity with. The Criteria needed to identify a <text:soft-page-break/>good pilot costumer are these… <text:span text:style-name="T18">TRANSERABILITY is of paramount importance. The key is to find a pilot costumer that is representative of a segment so you can generalize the findings and accelerate your <text:s/>approach to future costumres.</text:span></text:p>
      <text:p text:style-name="P30"/>
      <text:p text:style-name="P82">SLIDE 29</text:p>
      <text:p text:style-name="P31"/>
      <text:p text:style-name="P31">There are other few important facts that needs to be considered. As we see here we need to focus….</text:p>
      <text:p text:style-name="P31"/>
      <text:p text:style-name="P83">SLIDE 30</text:p>
      <text:p text:style-name="P32"/>
      <text:p text:style-name="P32">The book says that the co-incubator is a superior approach. So how to do it properly ?</text:p>
      <text:p text:style-name="P32">FRAMING the digital offer, <text:span text:style-name="T19">put a structural process around the market strategy and the technology that will allow you to move from ideation to prototyping. Fast and frequent prototyping is essential to framing your digital offer. To do so many companies use an incubator (factory, <text:s/>lab, another structure).</text:span></text:p>
      <text:p text:style-name="P33">FOCUS ON MVPs – minimum value proposition – this approach avoid overengineering your offer and keeps the focus on what the costumer really need. REMEMBER: there is no room for improvisations or shorcuts, you can’t do it alone, there is always constant competition.</text:p>
      <text:p text:style-name="P33">TESTING YOUR MVP. This phase is crucial. <text:span text:style-name="T20">Asses if the MVP is solving the JOB TO BE DONE, see if it identifies pain &amp; gains.</text:span></text:p>
      <text:p text:style-name="P34">LAST STEP is choosing the pricing model.</text:p>
      <text:p text:style-name="P34">MAKE MISTAKES, if this process is too smooth and linear without any bumps along the road this should be a alarm signal making us wonder the quality of our assunptions, the data the analysis and the quality of the output. Prepare for war, mistakes are inevitable and when things will go off-track the mastery lies in recover quickly and make quick changes and pivot the pilot as new insight are available.</text:p>
      <text:p text:style-name="P34">Kill off bad ideas as soon as possible, don’t try to hide, make excuses or stick with them – TRANSPARENCY is needed. It is surprisingly how many companies don’t resist the temptation to make up data, suppress bad results and distort findings.</text:p>
      <text:p text:style-name="P34">As always the team leader must be of exceptional skill in aligning everyone around the common project goal. <text:span text:style-name="T21">The incubator team should include experts for all relevant functions. </text:span></text:p>
      <text:p text:style-name="P35">Often overlooked is independent research especially on pricing – less the 10% of the companies runs this research. Pricing research is now much faster and less expensive. </text:p>
      <text:p text:style-name="P35"/>
      <text:p text:style-name="P36"><text:span text:style-name="T37">SLIDE 31</text:span> </text:p>
      <text:p text:style-name="P36"/>
      <text:p text:style-name="P36">There are few pricing research that can be done for costumer research.</text:p>
      <text:p text:style-name="P30"/>
      <text:p text:style-name="P84">SLIDE 32</text:p>
      <text:p text:style-name="P37"/>
      <text:p text:style-name="P37">Why it is so important to co-incubate with the costumers ? First, its a two-way street of data and information, the cooperation with the costumer allows for sharing of ideas and risks. Secondly its a learning process, you should be in learning mode where you can test your assumptions and see if where right or similar or wrong and you can test your offer resilience and flexibility, you will inevitably find gaps in the data pool and in the platform – how quickly will you recover ? <text:span text:style-name="T22">It also gives you a new baseline to measure both investment and preformace.</text:span></text:p>
      <text:p text:style-name="P37">This learning mode will allow you to identify together with the costumer which are the most relevant KPI. </text:p>
      <text:p text:style-name="P37">The final goal is not to sell DATA or SOFTWARE, but to sell insight, outcomes and preformace. IF EVERYTHING IS UNDER CONTROL and you have a good predictive model then you may decide to <text:soft-page-break/>give away both the software and the equipment and then charge the costumer on a pay-as-you-go basis or based on an actual measurable outcome versus a baseline.</text:p>
      <text:p text:style-name="P23"/>
      <text:p text:style-name="P85">SLIDE 33</text:p>
      <text:p text:style-name="P38"/>
      <text:p text:style-name="P38">No matter how powerful your solution is in absolute terms, it can still loose in relative terms. - COMPETITORS. To avoid loosing a costumer to a different offer (not necessarily better in absolute terms but that resonates better with the costumer) you need unparalleled <text:span text:style-name="T23">costumer intimacy and unmatched competitive intelligence. It is surprising how many companies ignore competition because for them digital is new. There is a tendency of underestimate competition when developing new offers.</text:span></text:p>
      <text:p text:style-name="P39">The team should always be reminded that we are not alone. They saw supplier acting as there was no competition. <text:span text:style-name="T24">Competition in data-enabled services is not only intense and multi-faced but also structurally different from traditional industries.</text:span></text:p>
      <text:p text:style-name="P40">DIRECT COMPETITORS, <text:s/>those that offer software and data where all have digital initiatives and are investing in digital and on strategic acquisitions</text:p>
      <text:p text:style-name="P40">INDIRECT COMPETITORS, are those player, big and small that are <text:s/>selling digital transformations, platforms, solutions and go to the go-to-market services (Deloitte, digital business units of other manufacturers, niche players)</text:p>
      <text:p text:style-name="P40">CUSTOMER INTERNAL SOLUTION, those that can do a make-or-buy decision, turning themselves into competitors. There is an always more prominent increase of B2B companies setting up their own internal digital incubator (sometimes in conjunction with a consulting group). Approximately 80% of companies today claim <text:s/>to have a digital transformation program underway. </text:p>
      <text:p text:style-name="P41">You need to understand and dollarize your differentiation versus DIRECT COMPETITORS, CONSULTING FIRMS, COSTUMER INTERNAL BENCHMARK.</text:p>
      <text:p text:style-name="P41"/>
      <text:p text:style-name="P86">SLIDE 34</text:p>
      <text:p text:style-name="P42"/>
      <text:p text:style-name="P42">We see that many things must be met in order to come up with a TRUE DIFFERENTIATION</text:p>
      <text:p text:style-name="P42"/>
      <text:p text:style-name="P87">SLIDE 35</text:p>
      <text:p text:style-name="P43"/>
      <text:p text:style-name="P43">DATA BASED DIFFERENTIATORS, focus on the nature of the data itself and are based on your ability to access, store, clean and aggregate strategic data over time. (Like when IBM aquired Weather Company)</text:p>
      <text:p text:style-name="P43">ANALITYCS BASED DIFFERENTIATORS, these involve the applied research and science, the algorithms used and mathematics leverage to analyze the data. <text:span text:style-name="T25">You might have better AI or more creative predictive models then the competition.</text:span></text:p>
      <text:p text:style-name="P44">BUSINESS MODEL DIFFERENTIATORS, by focusing on a specific costumer group and on the more attractive value propositions that competitors cant commit to.</text:p>
      <text:p text:style-name="P44">VALUE CONSTELLATION DIFFERENTIATORS, customers will judge you by your friends and your position among them. Are you a proven leader ? Work on partners.</text:p>
      <text:p text:style-name="P44">PRICING BASED DIFFERENTIATORS, Different choice in pricing, financing and payment methods and service agreements may set you apart from the competition.</text:p>
      <text:p text:style-name="P44"/>
      <text:p text:style-name="P44">The goal is to find the small set of unique points of difference for which your digital offer is truly sustainably superior to your competitors. Most digital factories lacks resources, skill and time to conduct deep competitive analyis. Know your competitors.</text:p>
      <text:p text:style-name="P44"/>
      <text:p text:style-name="P44"/>
      <text:p text:style-name="P88"><text:soft-page-break/>SLIDE 36</text:p>
      <text:p text:style-name="P45"/>
      <text:p text:style-name="P45">What does dollarization mean ? It means translating your competitive advantage into financial benefits for your costumers. Value based marketing and sales proliferated in the early 2000 where they focused on the TCO which doesnt translate finantial benefit to your costumer beside cost saving ! The TBO on the other hand enphatize greately the finantial benefit a customer can obtain by your solution. When you are working with your multiple MVPs you should frame all of them using the same process and structure and using only one or two dollarization techniques. You cant have every MVP structured differently and with dozen of different dollarization techniques. You must make it easy for the MVP Teams to learn few techniques to the maximum. - Helps also Transferability.</text:p>
      <text:p text:style-name="P45"/>
      <text:p text:style-name="P88">SLIDE <text:s/>37</text:p>
      <text:p text:style-name="P45"/>
      <text:p text:style-name="P46">LACK OF ACCESS, to customer application data, despite your costumer intimacy some digital opportunities might require access to operational data form different stakeholdes</text:p>
      <text:p text:style-name="P46">LACK OF DEEP KNOWLEDGE OF COMPETITORS DIGITAL OFFERINGS, even if you know competitors traditional product prefectly do you also know what they are cooking in their digital incubators?</text:p>
      <text:p text:style-name="P46">YOUR TECHNICAL SOLUTION ISN’T FULLY CONCEPTUALIZED YET, <text:span text:style-name="T26">the more the MVPs are disruptive the harder it is to compare performance and see how valuable is your offer.</text:span></text:p>
      <text:p text:style-name="P47">LACK OF TEST METHODS TO EVALUATE PERFORMANCE IN APPLICATIONS, you might not find appropriate models for testing</text:p>
      <text:p text:style-name="P47">MVPs MIGHT BE COMPLEX SYSTEMS OR SOLUTIONS, measure the combined value of complex hardware and software elements can be challenging.</text:p>
      <text:p text:style-name="P47"/>
      <text:p text:style-name="P89">SLIDE 38</text:p>
      <text:p text:style-name="P48"/>
      <text:p text:style-name="P49">Self explaining, show various methods you can use to express your offer value in relative terms</text:p>
      <text:p text:style-name="P49"/>
      <text:p text:style-name="P90">SLIDE 39</text:p>
      <text:p text:style-name="P49"/>
      <text:p text:style-name="P49">As we previously discussed, TRUST is fundamental. Without it there is no digital business. Lets see which are <text:span text:style-name="T27">its critical elements</text:span></text:p>
      <text:p text:style-name="P50">DATA QUALITY, project deep understanding of the data to the customer and make sure the there is enough data that can be leveraged commercially this will establish confidence in the customer that is giving data to a knowledgeable and trustworthy partner. </text:p>
      <text:p text:style-name="P50">DATA RIGHT, for trust, specialized knowledge is not enough, of paramount importance is data protection and data management. Customer will always worry about your ability to protect the data they give you access to. So ONE OF THE FIRST STEP in dealing with the customer is to clearly define what you will do with their data, how you will protect the data and customer interests ? <text:span text:style-name="T28">THERE MUST BE STRONG ALIGNMENT between all the parties involved.</text:span></text:p>
      <text:p text:style-name="P51">CONFIDENTIALITY, must be preserved by contracts. Clarifications and transparency is needed and the costumer MUST TRUST, for example, when using their data anonymously to perform benchmarking analysis to compare performances with industry peers</text:p>
      <text:p text:style-name="P51">CAPABILITIES, the costumer need to trust your ability, that you have the skills, the right business model. LEVERAGE your multiyear experience in a field to as a differentiation factor.</text:p>
      <text:p text:style-name="P51">RELATIONSHIP, <text:span text:style-name="T29">personal conduct and interaction, not merely of process management but you need also to decide how many touchpoints will you have with the costumer throughout the process.</text:span></text:p>
      <text:p text:style-name="P52"><text:soft-page-break/>VALUE SHARING, walk the fine line between convincingly convey that you understand your customer business and avoiding to come across as wanting to lecture your customer on how they should run their business. If you tell them that they can save 45% in operational cost they will not trust because they will think, that if it was possible, they would have been able to do it already and will feel threatened. Avoid offering too-good-to-be-true offers and being cocky and arrogant no matter how true your claims <text:span text:style-name="T30">because they will think you are going to lock-in customers or even worse capture the biggest pie slice of the joint value created. CONVEY a strong win win potential </text:span></text:p>
      <text:p text:style-name="P52"/>
      <text:p text:style-name="P91">SLIDE 40</text:p>
      <text:p text:style-name="P53"/>
      <text:p text:style-name="P53">Practically what can you do to be trusted.</text:p>
      <text:p text:style-name="P53">BE READY, show to the customer that you have a strong underlying professionalism, be clear, sharp and straightforward.</text:p>
      <text:p text:style-name="P53">SUCCESS STORIES, tell them about how did it go your internal prototyping test, tell them what you learn especially the hard way – Your stories must be real, humble and credible. CUSTOMERS LOVE TO HEAR ABOUT YOUR STRUGGLES, because it means that you learned something from it and they can profit from it.</text:p>
      <text:p text:style-name="P53">KNOW THE INS and OUTS, do your homework and show your customer that you know their value constellation and the broader equation your work will influence. Show that you know the ins and outs but also that you understand that every customer is different and you will learn together and make them avoid the traps you-ve overcome in the past.</text:p>
      <text:p text:style-name="P53">DATA ISSUES, recognize, define and proceatively address all relevant issues, including cybersecurity</text:p>
      <text:p text:style-name="P53">END-TO-END ROADMAP, the customer needs to understand, step by step what it means to work with you.</text:p>
      <text:p text:style-name="P53">SHOW YOUR STRENGTHS, <text:s/>bring your partners on the table showing that you have strong alliances and access to outside data.</text:p>
      <text:p text:style-name="P53"/>
      <text:p text:style-name="P91">SLIDE 41</text:p>
      <text:p text:style-name="P53"/>
      <text:p text:style-name="P54">Put customer success first in your data monetization initialitve.</text:p>
      <text:p text:style-name="P54">QUICK WINS, establish trust and represent validation and proof of concept and allows customer to have a basis on which to calculate their own ROI from this joint effor. Take small initial steps while scaling your vision because the risk of this is to become shortsighted.</text:p>
      <text:p text:style-name="P54">THINK SMALL, in the early stages scope your project so that both you and your customer feel confident that agreed upon goals can be reached.</text:p>
      <text:p text:style-name="P54">VALUE EXTRACTION &amp; VALIDATION, <text:s/>initially focus on value extraction and validation rather then on the mechanics of pricing. If the customer ask about pricing matter, make them understand that you cannot answer those questions without first answering value questions definitively. THIS IS WHY YOU SHOULD FOCUS ON VALUE BUYERS NOT PRICE BUYERS.</text:p>
      <text:p text:style-name="P55">GIVE CREDIT, always give credit to the customer for the work being done because your rewards comes from customer success.</text:p>
      <text:p text:style-name="P55">SHOW GOODWILL, when thing go sideways be prepared to absorb unexpected small expenses which will show that you are trustworthy.</text:p>
      <text:p text:style-name="P55">LEGAL TEAM, legals should be involved but should not drive the process. Your legal team will always push back and will make the partnership impossible.</text:p>
      <text:p text:style-name="P55"/>
      <text:p text:style-name="P55"/>
      <text:p text:style-name="P55"/>
      <text:p text:style-name="P55"/>
      <text:p text:style-name="P92"><text:soft-page-break/>SLIDE 42</text:p>
      <text:p text:style-name="P56"/>
      <text:p text:style-name="P56">Failing to <text:s/>maintain trust can be catastrophic. What can you do to avoid loose trust.</text:p>
      <text:p text:style-name="P56">ALWAYS LEAVE SOMETHING TO LEARN, don’t fall in the customer university syndrome which means that as some point the customer think they are teaching more than what you are teaching them.</text:p>
      <text:p text:style-name="P56">THE GRASS, dont instill fear but instill trust showing confidence and by leveraging customer intimacy.</text:p>
      <text:p text:style-name="P56">AGAINST EASY SOLUTIONS, here comes to play your experience in other pilots. YOU are able to guide the customer to the process faster because you have experienced the pains yourself.</text:p>
      <text:p text:style-name="P56"/>
      <text:p text:style-name="P56">THE BEST ANTIDOTE FOR EROSION OF TRUST IS YOUR OWN INTERNAL STORY. Telling your customers that you have swallowed your own medicine enhances your credibility.</text:p>
      <text:p text:style-name="P56"/>
      <text:p text:style-name="P93">SLIDE 43</text:p>
      <text:p text:style-name="P57"/>
      <text:p text:style-name="P59">In order to come up with the right pricing model it is necessary to understand the customer value metrics, his KPI,, which means fundamentally, what does my customer value more then anything, which side of his business he is talking more about, how are they describing their job to be done, in what terms are they expressing their expectations ? The pricing model can be new and unique or traditional and already existing. When do we choose one or the other ? If your offer is strongly differentiated, highly disruptive, difficult to imitate and solution oriented maybe you should consider a new unique model, otherwise if your customer proposition lacks disruptive power, differentiation, is easily imitable and its product oriented the you should probably stick with a traditional pricing model. There are 4 main pricing model, all the rest, fall, more or less in this 4 categories.</text:p>
      <text:p text:style-name="P41"/>
      <text:p text:style-name="P94">SLIDE 44</text:p>
      <text:p text:style-name="P60"/>
      <text:p text:style-name="P60">PRODUCT PRICING, this method has a price metric given by a premium in the product unit price, PROS are that is STABLE, LOW RISK, EASY TO DEPLOY, LIKED BY SALES TEAMS, HIGH MARGINS,</text:p>
      <text:p text:style-name="P60">CONS, cost centerend, undermine services, lack of customer intimacy, set on upfront fee</text:p>
      <text:p text:style-name="P60"/>
      <text:p text:style-name="P60">SUBSCRIPTION, where you pay per time interval for a set price. PROS, recurring revenues, versioning options, quick innovation, customer centric, upselling opportunity. CONS, cost to scaling, lack of market access, Customer churn, easy to copy</text:p>
      <text:p text:style-name="P60"/>
      <text:p text:style-name="P60">PAY per USE, pay per usage of the product. PROS, Customer focused, flexibility rates, low commitment, opex foused. CONS, Financial risk, tough transition period, unpredictable usage, less adapted to high usage, easy to copy</text:p>
      <text:p text:style-name="P60"/>
      <text:p text:style-name="P60">PERFORMACE-SHARING, pay per value created for the customer. PROS, Focused on job to be done, focused on customer value, skin in the game, strong shared incentive, forges strong relationships. COSN, finantial risk, contract complexity, customer loss of control, Requires operational predictability, Require customer intimacy, difficulty in renewing once value is shared.</text:p>
      <text:p text:style-name="P60"/>
      <text:p text:style-name="P60"/>
      <text:p text:style-name="P60"/>
      <text:p text:style-name="P60"/>
      <text:p text:style-name="P60"/>
      <text:p text:style-name="P95"><text:soft-page-break/>SLIDE 45</text:p>
      <text:p text:style-name="P61"/>
      <text:p text:style-name="P62">This model is not recommended for stepping in the industrial digital economy. You might still enjoy good margins but this model will fail you in the future. Competing solely on products is not sustainable in the long run. This model is also not solution focused and incentivises wishful thinking instead of a procreactive one. <text:span text:style-name="T31">This problem has also many difficulties in selling the extra digital value through the products.</text:span></text:p>
      <text:p text:style-name="P62"/>
      <text:p text:style-name="P96">SLIDE 46</text:p>
      <text:p text:style-name="P63"/>
      <text:p text:style-name="P58"><text:span text:style-name="T32">Subscription based models are not new in the B2C world and are starting to gain traction also in the B2B world. Some types are for example, </text:span>Flat rate, pay as you go, freemium, per feature, per user, tiered pricing. <text:span text:style-name="T32">All subscription model have 3 main features in common. </text:span></text:p>
      <text:p text:style-name="P64">REVENUE MODEL, customer pays in regular intervals but it doen’t mean you need to offer a fixed price. You can offer tiers of service at different rates because of demand, willingness to pay etc. vary by segment.</text:p>
      <text:p text:style-name="P64">BUSINESS OPPORTUNITIES, secret lies in its power to generate deeper insight into customer usage patterns. This knowledge create new opportunties and cross-selling and upselling. Also quick innovations and move customer to higher pricing options.</text:p>
      <text:p text:style-name="P64"/>
      <text:p text:style-name="P64">BUSINESS CHALLENGES, there are some business challenges, for example you need to lock on a customer for a fixed duration else he can hop out any time. There is a need for a steady stream of value.</text:p>
      <text:p text:style-name="P64"/>
      <text:p text:style-name="P97">SLIDE 47</text:p>
      <text:p text:style-name="P65"/>
      <text:p text:style-name="P65">The pay per use model can be very challenging to implement if your company was built in a product oriented way. The revenue model is more volatile option compared to subscription methods. The entire structure of the company revenue inflow has to change, with repercussions on sales, support and distribution networks. Also there might be cannibalization of underlying product sales. If a customer buys your computer per amount of operation per month, efficient and effective use of the computer may result in a decrease number of computer sales. <text:s/>It also make comparing supplier easier, and can be a shock to existing customer that made up front purchases only to see their competitor receive a potential financial advantage with the pay per use model.</text:p>
      <text:p text:style-name="P65"/>
      <text:p text:style-name="P65">When can this model make sense.</text:p>
      <text:p text:style-name="P65">ALLOWS CUSTOMER TO GAIN MORE VALUE, <text:s/>pay per use models allows customers to derive more value from your offer combining goods, expertise and deep knowledge of customer applications.</text:p>
      <text:p text:style-name="P65">LACK OF INVESTMENTS BUDGET, <text:s/>avoid upfront investments</text:p>
      <text:p text:style-name="P65">UNTAPPED MARKET, a less capex oriented offer may allow more costumer to afford your solutions</text:p>
      <text:p text:style-name="P65">DEMAND VOLATILE, <text:s/>if the customer uses your solution only at certain times it comes more advantageous for them to avoid the upfront investment and use a pay per use model.</text:p>
      <text:p text:style-name="P65">SHORT LIFE CYCLES, rapid obsolescence or fast replacement cycles is a huge detriment to heavy investments and a strong incentive to pay per use models.</text:p>
      <text:p text:style-name="P65"/>
      <text:p text:style-name="P98">SLIDE 48</text:p>
      <text:p text:style-name="P66"/>
      <text:p text:style-name="P99">DEFINE KEY OBJECTIVES, invest time upfront to define your objective which means exchange relevant information and creating deep alignment with the customre</text:p>
      <text:p text:style-name="P99"><text:soft-page-break/>DEFINE COMPLETE SCOPE OF NEGOTIATION, cover all elements and componetns of the joint effor, hardware software, service componetns, tools, methods, resources, experts, etc.</text:p>
      <text:p text:style-name="P99"/>
      <text:p text:style-name="P99">EXPLORE ALL POSSIBLE OUTCOMES, <text:s/>cant have a outcome based pricing model if you dont know the outcome. You need to understand all elements and components that directly impact the performance of your solution.</text:p>
      <text:p text:style-name="P99">REACH AGREEMENT ON WHAT CONTROLLABLE AND WHATS NOT, what controllable and whats not, whats acceptable for outcome and what is not, what will be included/excluded in your model /contract.</text:p>
      <text:p text:style-name="P99">NEGOTIATE COMPLETELY WITH FOCUS ON PAST PERFORMANCE. Project the impact of your solution and negotiate all aspects of a potential outcome.</text:p>
      <text:p text:style-name="P99">JOINTLY DEVELOP CLEARN MEASURES, with the customer you must define what performance means, how to calculate it, who calculates it and what sources of data will be used.</text:p>
      <text:p text:style-name="P99">DEFINE EXPLICIT FORMULAS TO RELATE PAYMENT PRICE TO PERFORMANCE OUTCOMES, out explained</text:p>
      <text:p text:style-name="P99">NEGOTIATE RISK REWARD PENALTIES AND ADJUSTMENT FORMULAS, you have to prepare for variation and have rewards and penalties depending on the source of the variation</text:p>
      <text:p text:style-name="P99">SPECIFY A STEERING COMMITTEE…. Despite the best intentions disputes arises. Set up joint steering commettee including members from both sides.</text:p>
      <text:p text:style-name="P99">DEFINE QUARTERLY VALUE VERIFICATION AUDITS, this enables both parties to monitor and review the documented performance delivery.</text:p>
      <text:p text:style-name="P116">SLIDE 49</text:p>
      <text:p text:style-name="P100">There are 4 major risk factor in this model.</text:p>
      <text:p text:style-name="P100">CUSTOMER COMMITMENT, you need a long term commitment because you need to recover your own heavy investment over time and earn a profit. Payback periods could run as long as 20 years.</text:p>
      <text:p text:style-name="P100">CUSTOMER NONCOMPLIANCE, what happens if the customer doesn’t follow operational recommendations or show no concern for cost ?You need to monitor compliance in terms of resources provided, activities performed and so on. You need to develop skill for comprehensive risk assessment complemented with WHAT IF comparisons and EXIT PLANS.</text:p>
      <text:p text:style-name="P100">INCORRECT OR INCOMPLETE ASSUMPTIONS, if you find yourself that there are factors you and your customer did not account you need some flexibility in your contract. You should have periodic meetings where to discuss assumptions and conditions.</text:p>
      <text:p text:style-name="P100">FAILURE TO DELIVER, asses the reputational and financial risk of failing. You need to asses any gains or excessive costs linked to unexpected or extreme event.</text:p>
      <text:p text:style-name="P117"><text:span text:style-name="T36">S</text:span>LIDE 50-<text:span text:style-name="T39">51</text:span></text:p>
      <text:p text:style-name="P101">The complexity of this model is not in the pricing model itslef but in the integration. Success in data monetization is all about integration, preparation and managing complexity. There are 8 critical factors to avoid huge blunders.</text:p>
      <text:p text:style-name="P101"><text:soft-page-break/>RISK MODELING, <text:span text:style-name="T33">you must model not only on pilots but also on how you will transfer intellectual property to customers, your operational slide and your commercial slide.</text:span></text:p>
      <text:p text:style-name="P102">FINANCIAL IMPLICATIONS, need of a provisional profit-loss statement during the transition. You need to know how to recoup your investments</text:p>
      <text:p text:style-name="P102">CANNIBALIZATION AND IMPACT ANALYSIS, understand the potential effect on the customers and on your sales teams when you abruptly switch pricing models.</text:p>
      <text:p text:style-name="P102">CUSTOMER EDUCATION, not all customer will accept to switch from one pricing model to another. Transitioning between model will require considerable effort in customer education.</text:p>
      <text:p text:style-name="P103">IT &amp; ERP GROUNDWORK, the preliminary groundwork in your information technology and enterprise resource planning must begin immediately and continue intensively.</text:p>
      <text:p text:style-name="P103">COMMUNICATION, the rules of engagement will change considerably, You must make it clear that in the digital space you are delivering solutions and outcomes, not ONLY physical componenets.</text:p>
      <text:p text:style-name="P103">CONTRACT, you have to examine all your contracts and business documents and modify them for your digital offers.</text:p>
      <text:p text:style-name="P103">ROLES, RESPONSIBILITIES and TALENT, your salespeople may now need to sell to customer under all four pricing models. Can they do that? How will you change the territory allocation and the sales distribution between old and new models, how will you incentivize them to sell digital solution instead of hardware. Will you train them ? Will you have specialized forces ?</text:p>
      <text:p text:style-name="P118">SLIDE 5<text:span text:style-name="T39">2</text:span></text:p>
      <text:p text:style-name="P104">In conclusion we can summarize this step in 8 strategic pricing considerations you must consider.</text:p>
      <text:p text:style-name="P105">NAME A DIGITAL PRICING CHAMPION, someone needs to manage the transition from the existing pricing model to the new model.</text:p>
      <text:p text:style-name="P105">EMBRACE THE 3 C’s FOR SETTING PRICES, new pricing models needs to embrace the 3 C’s do not rely on cost-based or competitor-based pricing. The 3 C’s are COST, COMPETITION, CUSTOMER.</text:p>
      <text:p text:style-name="P105">REDUCE COMPLEXITY OF SUBSCRIPTION BASED PRICING, these models can be complex, you will need to manage handling collection, churns, subscription changes, measuring impact of subscription changes, revenue recognition etc. Can your operational office and IT system manage all of this ?</text:p>
      <text:p text:style-name="P105">MANAGE CHANGE, How will you manage the resistance to change both from your customers and within your own organization.</text:p>
      <text:p text:style-name="P105">KEEP YOUR EYES ON THE COMPETITION, changing pricing model doesn’t shield your from the competition. Continue to differentiate.</text:p>
      <text:p text:style-name="P105">ADJUST YOUR OFFER AND PRICING AS CUSTOMERS CHANGE BEHAVIOR, <text:s/>new business and pricing models mean new types of data, very dynamic. Customer usage change and customer will formulate new requests.</text:p>
      <text:p text:style-name="P105">KNOW WHEN TO TRANSITION TO ANOTHER PRICING MODEL, <text:span text:style-name="T34">if your business model evolves then also your pricing model should evolve when critical milestone are reached.</text:span></text:p>
      <text:p text:style-name="P106"><text:soft-page-break/>BUILD CUSTOMIZATION INTO YOUR PRICING APPROACH, you must be ready to build mode flexibility into the pricing of your digital offers.</text:p>
      <text:p text:style-name="P119">SLIDE 5<text:span text:style-name="T39">3</text:span></text:p>
      <text:p text:style-name="P107">The implementation phase starts with the 4 familiar imperatives, </text:p>
      <text:p text:style-name="P107">COSTUMERS, you need to both manage and meed customer expectations. Do not OVERDELIVER nor UNDERDELIVER. The former will drive cost up and usually even though customer are happy to see better performaces they are reluctant to pay for them. Of underdelivering will just disappoint the customer.</text:p>
      <text:p text:style-name="P107">COSTS, this is about cost control. Remain in sweet spot between customer expectation and costs to preserve your margins. Small deviations can evolve into permanent unexpected higher costs.</text:p>
      <text:p text:style-name="P107">COMPETITION, this is about benchmarking and monitoring competitor’s offers. The customer is always doing it so you should be doing it too. You need that competitive anchor.</text:p>
      <text:p text:style-name="P107">CHANGE, this is about flexibility and adattability. As circumstances changes you should evolve contract terms and carefully design your initial contract with room for flexibility</text:p>
      <text:p text:style-name="P107">CONTRACT CO-CREATION, the co-creation must not end when the prototyping and piloting phases are completed. There is too much complexity and too many contingencies to have one side unilaterally dictate or control the terms. <text:span text:style-name="T35">Part of the solution is that suppliers and customers create a joint contract-execution team who act as guardians for correctly implementing the contract over time (michelin trucks and tires). Customers cant clain that the poor execution of the contract is solely fault of the supplier. The difficulty is to translate this complexity into robust service contract.</text:span></text:p>
      <text:p text:style-name="P120">SLIDE 5<text:span text:style-name="T39">4</text:span></text:p>
      <text:p text:style-name="P108">PRODUCT LIFECYCLE SERVICES, are based on the traditional break-fix agreements. Supplier invoice customers on the basis of resources allocated such as time, spare parts etc.</text:p>
      <text:p text:style-name="P108">ASSET EFFICIENCY SERVICES, here the focus is on the resources needed to to achieved an outcome. These outcomes refers to asset efficiency and require data-enable services.</text:p>
      <text:p text:style-name="P108">SOLUTION CONTRACTS, this also focuses on outcomes. However, here the scope of performance guarantees made by the supplier encompasses entire customer process. </text:p>
      <text:p text:style-name="P121">SLIDE 5<text:span text:style-name="T39">5</text:span></text:p>
      <text:p text:style-name="P109">GET LEGAL TEAM INVOLVED EARLY, it is true that they have know as ‘Mr. and Ms. No’ and that they can kill enthusiastic development teams. <text:s/>However, they are important in contract negotiations for their ability to anticipate surprises and to supply clarity around terms, definitions, rights etc. Your legal team should be involved early in the MVP development and in the contract drafting</text:p>
      <text:p text:style-name="P109">CONDUCT THOROUGH RISK ANALYSIS, there must cover operational, financial and security risks which applies for both usage and outcome based models. However you cant address risk properly unless all parties shows all their cards.</text:p>
      <text:p text:style-name="P109">ALLOCATE ENOUGH TIME, rushing the process is a risk factor itself because it easier to commit mistakes. ESPECIALLY true for complex models such as outcome based.</text:p>
      <text:p text:style-name="P109"/>
      <text:p text:style-name="P109"><text:soft-page-break/>DEFINE OUTCOMES PRECISELY, you need to model he past define all your terms and assess and model contingencies.</text:p>
      <text:p text:style-name="P109">EDUCATE CUSTOMERS, it is in your best interest to make sure the customer is a smart, informed, eye-level partner. Not all customer will be willing to enter into such a far-reaching agreement. For example if they lack digital maturity.</text:p>
      <text:p text:style-name="P109">DEFINE AND CODIFY PENALTIES, be ready to discuss penalties for noncompliance, but insist also in including rewards for example when the customer implements process improvements but incurs in short-term cost to do so.</text:p>
      <text:p text:style-name="P109">REVIEW KPIs, You need a thorough definition, understanding and review of KPIs, performance calculations and sources of data. <text:span text:style-name="T38">Distinguish between internal inputs such as quality control, value creation and external outputs such as quality assurance and value delivery. Distinguish between controllable and uncontrollable variables.</text:span></text:p>
      <text:p text:style-name="P110">UNDERSTAND THE ROLE OF OTHER PARTNERS, self explanatory.</text:p>
      <text:p text:style-name="P122">SLIDE 5<text:span text:style-name="T39">6</text:span></text:p>
      <text:p text:style-name="P111">self explanatory</text:p>
      <text:p text:style-name="P123">SLIDE 57</text:p>
      <text:p text:style-name="P112">Your process is not done when you have finished testing your prototype, conducted customer pilots and maybe sold your first digital offer. There are ask fundamental questions such as these. The more innovative the pricing <text:s/>model the more you need to answer these questions. Transfering these offers back to the core business is essential, you cant wait the last minute to do. You need to create some kind of transfer package and a scale plan developed and implemented by a cross-functional team. A great idea is not great unless you can make it transfer and nothing that can be transfer should be news to the sales team or any other team needed for scaling the offer. The book recommends to create a formal gate transfer in the data monetization roadmap, meaning that no formal transfer can occur without the approval of a committee or gate team. The incubator is responsible for planing and making the transfer which means that they have to lay the groundwork not only on their side of the gate but also on the other side at the core business. The R&amp;D cant just throw it over the wall. There as to be a way in place for the core business to absorb the new digital offer. The core business then needs the tools, guidelines, the full context and the motivation to make the new digitally driven offer a success on a large scale. <text:span text:style-name="T40">YOU NEED TO BEGIN PLANNING THE TRANSFER PROCESS VERY EARLY <text:s/>so to give your team the best advance position to succeed. You need processing and planning before passing form the pilots to the customer prospectiong, you need to generalize, find a value proposition create a value modeling tool, analyze case studies and find a pricing model.</text:span></text:p>
      <text:p text:style-name="P124">SLIDE 58</text:p>
      <text:p text:style-name="P128">So how do we make this work. First you need to establish your RESPONSIBLE-ACCOUNTABLE-COSULTED-INFORMED matrix <text:s/>by identifying the people in your team that will design ans lead the transitions, sell your new offerings, monitor and manage the financials and track the speed and intensity of the scaling.</text:p>
      <text:p text:style-name="P128">PREPARE KEY PARTNERS FOR THE TRANSITON, this is needed because it happens often that when the commercial scaling begins these partnerships will be managed by people form the core business, who may have ideologies, viewpoints, priorities, skills and behaviors that are different from those teams in your incubator.</text:p>
      <text:p text:style-name="P129"><text:soft-page-break/>KEEP THE 4 C’s IN MIND. The transfer package must include several aspects that flash out the pricing models and anchor them in the realities of the core business and the customers it serves.</text:p>
      <text:p text:style-name="P130">INCENTIVE PLANS, the worst case outcome is that the salespeople attempt to circumvent the new pricing model for personal convenience and avoid possible awkward moments when they have to explain the enw pricing models and services to customers.</text:p>
      <text:p text:style-name="P131">CONTINGENCIES PLANS, ofter are not discussed as they should. There are very important. What is your contingency plan if your salespeople cannot properly sell data enable services under the appropriate pricing plan, or if customers resist even their best efforts to switch the basis of the business ?</text:p>
      <text:p text:style-name="P125">SLIDE 59</text:p>
      <text:p text:style-name="P132">Pricing expert must be involved for the data Monetization initiative. These 3 pricing function are critical and must be filled. You need someone to manage pricing in the data enable world, someone to manage pricing in your core business, and people from systems and execution to integrate the two. Without these 3 critical functions there is a high change of failure and the risk that your company regresses into a cost plus habit is very high. What happens in the majority of the cases is that the existing pricing team in the core business are rarely involved in the work of a firms digital incubator. This cause 3 fundamental problems.</text:p>
      <text:p text:style-name="P132">FIRST, mission critical pricing expertise fails to flow into the planning and decision making process while the digital offer is still in the incubator.</text:p>
      <text:p text:style-name="P132">SECOND, the incubator risk producing something that is a poor fit with the core business, making transfer harder to plan and execute.</text:p>
      <text:p text:style-name="P132">THIRD, the pricing manager touches many other functions such as sales, marketing and IT, hence he is an important contributor to the incubation and development process and to the commercial scaling plan, not just the narrower pricing related issues.</text:p>
      <text:p text:style-name="P132">Your IT/ERP <text:span text:style-name="T41">infrastructure must e ready to go when you make the transfer or else you are going to be in trouble. The main bottleneck is usually time, not resources, so make sure to inform your IT early, adjust support infrastructures and fill those critical managing roles.</text:span></text:p>
      <text:p text:style-name="P126">SLIDE 60</text:p>
      <text:p text:style-name="P133">COMPETING AGENDAS, the worst-kept secret in an organization is that competition between different teams will dilute the attention and resources of the organization and the team will not communicate with each other in the midst of competition. These competition createx unnecessary complexity and waste of resources. The irony is that an HOLISTIC and FOCUSED approach, not intercompany competition, will give the whole organization its best changes to win</text:p>
      <text:p text:style-name="P134">THE 99%, 1% SHITSTORM, leaders in data enable business often make visually rich presentation with boil the ocean concept. Most of these concept are impossible to execute within the traditional industrial culture. Visions have their role but well polished conceptual presentations and bold intentions raise questions nobody wants to answer. The wannabe digital organization spends 99% of the time focusing on design on the expense of laying out a bridge between concepts and reality between visions and actual earings.</text:p>
      <text:p text:style-name="P135">CLASH OF TWO WORLDS, <text:span text:style-name="T42">the clash between traditional and digital world can be devastating if when the middle and top management do not understand the need for speed and disruption when faced </text:span><text:soft-page-break/><text:span text:style-name="T42">with changing costumer needs. </text:span><text:span text:style-name="T44">Digital teams needs to stop pretending to know more then anyone in the company and start to be mindful and focus on execution and quick wins, on ROI and filtering MVPs and be aware of their lack of customer experience when communication with managers in the core business. At the same time the core business manager must understand what digital teams are doing and why their work is vita to the company future.</text:span></text:p>
      <text:p text:style-name="P138">SUCCESS IS THE ENEMY OF CHANGE. When you are successful in the traditional business world it is hard to make people understand the need to change. Target the customers <text:s/>who are ahead of the rest . These customers are probably not the ones you have been more successful with. </text:p>
      <text:p text:style-name="P136"><text:span text:style-name="T43">FOCUS, Investing to little can choke off opportunities, Investing to much can also be detrimental as it smooth out strong opportunities under the weight of far too many weaklings. The fast killing off the weak project is necessary and to do so </text:span><text:span text:style-name="T45">honesty and </text:span><text:span text:style-name="T43">the sense of confrontation and negative feedback should be embrace. </text:span></text:p>
      <text:p text:style-name="P139">SPEED &amp; AGILITY, you cant afford slow decision making and you need to recalibrate your tolerance and prespective on risk management.</text:p>
      <text:p text:style-name="P139">DEEP vs FLAT HIERARCHIES, when managers from the core business shift over to work in the digital incubator two things inevitably happen. FIRST, they loose their navigational marks. SECOND they are subjected to more accountability and responsibility because the layers above and below them are thinner. Make managers be more comfortable through education and build a system that help those too good to be true managers to strive.</text:p>
      <text:p text:style-name="P139">YOU STILL NEED A PROCESS, process is the glue connecting design and execution. Teams need guidance and process tools to manage and develop digital innovations. You need common templates, tools and software. If you allow every team to use its own models and procedures there is no way for you to make the necessary side by side comparisons when you have to decide which prototype deserves more resources or has earned the opportunity for scaling and commercialization.</text:p>
      <text:p text:style-name="P137"><text:span text:style-name="T43">ACCOUNTABILITY, </text:span><text:span text:style-name="T46">your digital leadership teams have to be accountable for their decisions, resource allocation and actions. The worst possible scenario is when a team lets an idea process because no one objected. You solve this problem by not allowing abstentions and force your teams to ultimately make and defend a clear YES/NO decision.</text:span></text:p>
      <text:p text:style-name="P140">KNOWLEDGE, Teams need training that they can apply to practical tasks. You need both a training agenda and a training budget as part of your digital program. The only outcomes that matters are those that generate revenues and profitability. You also need to train on the metrics on what your company will consider successful.</text:p>
      <text:p text:style-name="P141">SLIDE 61</text:p>
      <text:p text:style-name="P113">When people dont want to play along with the new team arrangements and alignments it is a symptom of cultural misalignment. Here are reported 3 typical examples.</text:p>
      <text:p text:style-name="P113">WE KNOW THE CUSTOMER BETTER, when core business claims that the customer doesnt see any value in data or that they can do anything data related on their own. The answer to these arguments is not to flip those claims in a black of white manner. The challenge is to find out what the customer really expect, who else they are talking to and what are their capabilites. COUNTER ARGUING BASED ON TRUE CUSTOMER INSIGHTS REPRESENTS A MUCH MORE POWERFUL APPROACH.</text:p>
      <text:p text:style-name="P113"/>
      <text:p text:style-name="P113"><text:soft-page-break/>NOT INVENTED HERE, <text:s/>no one should ever be able to make this claim. It should be clear and transparent who form the core business was involved in the MVP developlment and why. PARTICIPATION is ofter perception driven, merely taking someone’s opinion seriously is sometimes enough to give someone sense of ownership</text:p>
      <text:p text:style-name="P113">DIGITAL IS FAD, <text:s/>those that claim that the data commodity is without value. The surest path to extinction is to ignore digital and data enable services.</text:p>
      <text:p text:style-name="P127">SLIDE 62-6<text:span text:style-name="T47">4</text:span></text:p>
      <text:p text:style-name="P114">self explanatory</text:p>
      <text:p text:style-name="P114"/>
      <text:p text:style-name="P114"/>
      <text:p text:style-name="P114"/>
      <text:p text:style-name="P114"/>
      <text:p text:style-name="P114"/>
      <text:p text:style-name="P114"/>
      <text:p text:style-name="P115">***********************************************************************************</text:p>
      <text:p text:style-name="P66"/>
      <text:p text:style-name="P64"/>
      <text:p text:style-name="P63"/>
      <text:p text:style-name="P6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7e_LT_7e_Gliederung_20_1" style:display-name="Title~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One_20_Column_7e_LT_7e_Gliederung_20_1" style:display-name="One Column~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ne_20_Column_7e_LT_7e_Gliederung_20_2" style:display-name="One Column~LT~Gliederung 2" style:family="paragraph" style:parent-style-name="One_20_Colum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ne_20_Column_7e_LT_7e_Gliederung_20_3" style:display-name="One Column~LT~Gliederung 3" style:family="paragraph" style:parent-style-name="One_20_Colum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ne_20_Column_7e_LT_7e_Gliederung_20_4" style:display-name="One Column~LT~Gliederung 4" style:family="paragraph" style:parent-style-name="One_20_Colum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5" style:display-name="One Column~LT~Gliederung 5" style:family="paragraph" style:parent-style-name="One_20_Colum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6" style:display-name="One Column~LT~Gliederung 6" style:family="paragraph" style:parent-style-name="One_20_Colum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7" style:display-name="One Column~LT~Gliederung 7" style:family="paragraph" style:parent-style-name="One_20_Colum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8" style:display-name="One Column~LT~Gliederung 8" style:family="paragraph" style:parent-style-name="One_20_Colum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9" style:display-name="One Column~LT~Gliederung 9" style:family="paragraph" style:parent-style-name="One_20_Colum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Titel" style:display-name="One Column~LT~Titel" style:family="paragraph" style:default-outline-level="">
      <style:paragraph-properties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One_20_Column_7e_LT_7e_Untertitel" style:display-name="One Column~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ne_20_Column_7e_LT_7e_Notizen" style:display-name="One Column~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ne_20_Column_7e_LT_7e_Hintergrundobjekte" style:display-name="One Colum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ne_20_Column_7e_LT_7e_Hintergrund" style:display-name="One Colum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lumns_7e_LT_7e_Gliederung_20_1" style:display-name="Two columns~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lumns_7e_LT_7e_Gliederung_20_2" style:display-name="Two columns~LT~Gliederung 2" style:family="paragraph" style:parent-style-name="Two_20_columns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wo_20_columns_7e_LT_7e_Gliederung_20_3" style:display-name="Two columns~LT~Gliederung 3" style:family="paragraph" style:parent-style-name="Two_20_columns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wo_20_columns_7e_LT_7e_Gliederung_20_4" style:display-name="Two columns~LT~Gliederung 4" style:family="paragraph" style:parent-style-name="Two_20_columns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5" style:display-name="Two columns~LT~Gliederung 5" style:family="paragraph" style:parent-style-name="Two_20_columns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6" style:display-name="Two columns~LT~Gliederung 6" style:family="paragraph" style:parent-style-name="Two_20_columns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7" style:display-name="Two columns~LT~Gliederung 7" style:family="paragraph" style:parent-style-name="Two_20_columns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8" style:display-name="Two columns~LT~Gliederung 8" style:family="paragraph" style:parent-style-name="Two_20_columns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9" style:display-name="Two columns~LT~Gliederung 9" style:family="paragraph" style:parent-style-name="Two_20_columns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Titel" style:display-name="Two columns~LT~Titel" style:family="paragraph" style:default-outline-level="">
      <style:paragraph-properties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lumns_7e_LT_7e_Untertitel" style:display-name="Two columns~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lumns_7e_LT_7e_Notizen" style:display-name="Two columns~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lumns_7e_LT_7e_Hintergrundobjekte" style:display-name="Two 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lumns_7e_LT_7e_Hintergrund" style:display-name="Two 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5T15:55:58.887682262</meta:creation-date>
    <dc:date>2021-02-17T16:18:55.447673826</dc:date>
    <meta:editing-duration>PT12H43M13S</meta:editing-duration>
    <meta:editing-cycles>83</meta:editing-cycles>
    <meta:generator>LibreOffice/6.1.5.2$Linux_X86_64 LibreOffice_project/10$Build-2</meta:generator>
    <meta:document-statistic meta:table-count="0" meta:image-count="0" meta:object-count="0" meta:page-count="18" meta:paragraph-count="248" meta:word-count="8453" meta:character-count="51742" meta:non-whitespace-character-count="43482"/>
  </office:meta>
</office:document-meta>
</file>